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3" style:family="graphic" style:parent-style-name="standard">
      <style:graphic-properties draw:stroke="solid" draw:stroke-dash="Ultrafein_20_gestrichelt" svg:stroke-width="0.05cm" svg:stroke-color="#eb613d" draw:marker-start-width="0.08cm" draw:marker-end-width="0.0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solid" draw:stroke-dash="Ultrafein_20_gestrichelt"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stroke="solid" draw:stroke-dash="Ultrafein_20_gestrichelt" draw:fill="none" draw:textarea-horizontal-align="left" draw:textarea-vertical-align="middle" fo:padding-left="0.1cm"/>
    </style:style>
    <style:style style:name="gr8" style:family="graphic" style:parent-style-name="objectwithoutfill">
      <style:graphic-properties draw:stroke="solid" draw:stroke-dash="Ultrafein_20_gestrichelt" draw:fill="none" draw:textarea-horizontal-align="left" draw:textarea-vertical-align="top" fo:padding-top="0.1cm" fo:padding-left="0.1cm"/>
    </style:style>
    <style:style style:name="gr9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draw:stroke="none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8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9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2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3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9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0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32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 draw:shadow="hidden"/>
    </style:style>
    <style:style style:name="gr33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 draw:shadow="hidden"/>
    </style:style>
    <style:style style:name="gr34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19cm" fo:min-width="1.58cm" draw:shadow="hidden"/>
    </style:style>
    <style:style style:name="gr35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238cm" fo:min-width="4.024cm" fo:padding-top="0.05cm" fo:padding-bottom="0.05cm" fo:padding-left="0.1cm" fo:padding-right="0.1cm" draw:shadow="visible"/>
    </style:style>
    <style:style style:name="gr3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4cm" fo:min-width="4.024cm" fo:padding-top="0.05cm" fo:padding-bottom="0.05cm" fo:padding-left="0.1cm" fo:padding-right="0.1cm" draw:shadow="visible"/>
    </style:style>
    <style:style style:name="gr3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83cm" fo:min-width="4.024cm" fo:padding-top="0.05cm" fo:padding-bottom="0.05cm" fo:padding-left="0.1cm" fo:padding-right="0.1cm" draw:shadow="visible"/>
    </style:style>
    <style:style style:name="gr38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top" draw:auto-grow-height="true" draw:auto-grow-width="false" fo:min-height="3.9cm" fo:min-width="4.024cm" fo:padding-top="0.05cm" fo:padding-bottom="0.05cm" fo:padding-left="0.1cm" fo:padding-right="0.1cm" draw:shadow="visible"/>
    </style:style>
    <style:style style:name="gr39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0.433cm" fo:min-width="4.024cm" fo:padding-top="0.05cm" fo:padding-bottom="0.05cm" fo:padding-left="0.1cm" fo:padding-right="0.1cm" draw:shadow="visible"/>
    </style:style>
    <style:style style:name="gr40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0.789cm" fo:min-width="4.024cm" fo:padding-top="0.05cm" fo:padding-bottom="0.05cm" fo:padding-left="0.1cm" fo:padding-right="0.1cm" draw:shadow="visible"/>
    </style:style>
    <style:style style:name="gr41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top" draw:auto-grow-height="true" draw:auto-grow-width="false" fo:min-height="1.6cm" fo:min-width="4.024cm" fo:padding-top="0.05cm" fo:padding-bottom="0.05cm" fo:padding-left="0.1cm" fo:padding-right="0.1cm" draw:shadow="visible"/>
    </style:style>
    <style:style style:name="gr42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0.626cm" fo:min-width="4.024cm" fo:padding-top="0.05cm" fo:padding-bottom="0.05cm" fo:padding-left="0.1cm" fo:padding-right="0.1cm" draw:shadow="visible"/>
    </style:style>
    <style:style style:name="gr43" style:family="graphic" style:parent-style-name="standard">
      <style:graphic-properties draw:stroke="solid" svg:stroke-width="0.05cm" svg:stroke-color="#008000" draw:marker-start-width="0.275cm" draw:marker-end-width="0.275cm" draw:fill="solid" draw:fill-color="#ffff66" draw:textarea-horizontal-align="center" draw:textarea-vertical-align="top" draw:auto-grow-height="true" draw:auto-grow-width="false" fo:min-height="3.8cm" fo:min-width="4.024cm" fo:padding-top="0.05cm" fo:padding-bottom="0.05cm" fo:padding-left="0.1cm" fo:padding-right="0.1cm" draw:shadow="visible"/>
    </style:style>
    <style:style style:name="gr44" style:family="graphic" style:parent-style-name="standard">
      <style:graphic-properties draw:stroke="solid" svg:stroke-width="0.05cm" svg:stroke-color="#008000" draw:marker-start-width="0.275cm" draw:marker-end-width="0.275cm" draw:fill="solid" draw:fill-color="#ffff66" draw:textarea-horizontal-align="center" draw:textarea-vertical-align="middle" draw:auto-grow-height="true" draw:auto-grow-width="false" fo:min-height="0.789cm" fo:min-width="4.024cm" fo:padding-top="0.05cm" fo:padding-bottom="0.05cm" fo:padding-left="0.1cm" fo:padding-right="0.1cm" draw:shadow="visible"/>
    </style:style>
    <style:style style:name="gr45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0.818cm" fo:min-width="4.024cm" fo:padding-top="0.05cm" fo:padding-bottom="0.05cm" fo:padding-left="0.1cm" fo:padding-right="0.1cm" draw:shadow="visible"/>
    </style:style>
    <style:style style:name="gr46" style:family="graphic" style:parent-style-name="standard">
      <style:graphic-properties draw:stroke="solid" svg:stroke-width="0.05cm" svg:stroke-color="#000000" draw:marker-start-width="0.275cm" draw:marker-end-width="0.275cm" draw:fill="solid" draw:fill-color="#99cc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 draw:shadow="visible"/>
    </style:style>
    <style:style style:name="gr47" style:family="graphic" style:parent-style-name="standard">
      <style:graphic-properties draw:stroke="solid" svg:stroke-width="0.05cm" svg:stroke-color="#008000" draw:marker-start-width="0.275cm" draw:marker-end-width="0.275cm" draw:fill="solid" draw:fill-color="#ffff66" draw:textarea-horizontal-align="center" draw:textarea-vertical-align="top" draw:auto-grow-height="true" draw:auto-grow-width="false" fo:min-height="7.6cm" fo:min-width="4.024cm" fo:padding-top="0.05cm" fo:padding-bottom="0.05cm" fo:padding-left="0.1cm" fo:padding-right="0.1cm" draw:shadow="visible"/>
    </style:style>
    <style:style style:name="gr48" style:family="graphic" style:parent-style-name="objectwithoutfill">
      <style:graphic-properties svg:stroke-width="0.05cm" svg:stroke-color="#008000" draw:marker-start-width="0.38cm" draw:marker-end-width="0.38cm" draw:fill="solid" draw:fill-color="#ffff66" draw:textarea-horizontal-align="center" draw:textarea-vertical-align="middle" fo:padding-top="0.025cm" fo:padding-bottom="0.025cm" fo:padding-left="0.025cm" fo:padding-right="0.025cm" draw:shadow="visible" style:protect="size"/>
    </style:style>
    <style:style style:name="gr49" style:family="graphic" style:parent-style-name="standard">
      <style:graphic-properties svg:stroke-width="0.02cm" svg:stroke-color="#008000" draw:fill="solid" draw:fill-color="#ffffcc" draw:textarea-horizontal-align="center" draw:textarea-vertical-align="middle" fo:padding-top="0.01cm" fo:padding-bottom="0.01cm" fo:padding-left="0.01cm" fo:padding-right="0.01cm" draw:shadow="visible"/>
    </style:style>
    <style:style style:name="gr50" style:family="graphic" style:parent-style-name="standard">
      <style:graphic-properties svg:stroke-width="0.03cm" svg:stroke-color="#008000" draw:marker-start-width="0.36cm" draw:marker-end-width="0.36cm" draw:fill="solid" draw:fill-color="#ffffcc" draw:textarea-horizontal-align="center" draw:textarea-vertical-align="middle" fo:padding-top="0.015cm" fo:padding-bottom="0.015cm" fo:padding-left="0.015cm" fo:padding-right="0.015cm" draw:shadow="visible"/>
    </style:style>
    <style:style style:name="gr51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 draw:shadow="visible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1cm" fo:min-width="1.58cm" draw:shadow="visible"/>
    </style:style>
    <style:style style:name="gr53" style:family="graphic" style:parent-style-name="standard">
      <style:graphic-properties draw:fill="solid" draw:fill-color="#000000" draw:textarea-horizontal-align="center" draw:textarea-vertical-align="middle" draw:shadow="visible"/>
    </style:style>
    <style:style style:name="gr54" style:family="graphic" style:parent-style-name="objectwithoutfill">
      <style:graphic-properties draw:stroke="none" draw:fill="none" draw:textarea-horizontal-align="center" draw:textarea-vertical-align="middle" draw:shadow="visible"/>
    </style:style>
    <style:style style:name="gr55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637cm" fo:min-width="1.58cm" draw:shadow="hidden"/>
    </style:style>
    <style:style style:name="gr56" style:family="graphic" style:parent-style-name="standard">
      <style:graphic-properties draw:stroke="solid" svg:stroke-width="0.05cm" svg:stroke-color="#000000" draw:marker-start-width="0.275cm" draw:marker-end-width="0.275cm" draw:fill="solid" draw:fill-color="#e6e6ff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57" style:family="graphic" style:parent-style-name="objectwithoutfill">
      <style:graphic-properties svg:stroke-width="0.02cm" draw:marker-start-width="0.33cm" draw:marker-end-width="0.33cm" draw:fill="solid" draw:fill-color="#e6e6ff" draw:textarea-horizontal-align="center" draw:textarea-vertical-align="middle" fo:padding-top="0.01cm" fo:padding-bottom="0.01cm" fo:padding-left="0.01cm" fo:padding-right="0.01cm" draw:shadow="hidden"/>
    </style:style>
    <style:style style:name="gr58" style:family="graphic" style:parent-style-name="standard">
      <style:graphic-properties svg:stroke-width="0.02cm" draw:marker-start-width="0.33cm" draw:marker-end-width="0.33cm" draw:fill="solid" draw:fill-color="#e6e6ff" draw:textarea-horizontal-align="center" draw:textarea-vertical-align="middle" fo:padding-top="0.01cm" fo:padding-bottom="0.01cm" fo:padding-left="0.01cm" fo:padding-right="0.01cm" draw:shadow="hidden"/>
    </style:style>
    <style:style style:name="gr59" style:family="graphic" style:parent-style-name="standard">
      <style:graphic-properties draw:stroke="solid" svg:stroke-width="0.05cm" svg:stroke-color="#000000" draw:marker-start-width="0.275cm" draw:marker-end-width="0.275cm" draw:fill="solid" draw:fill-color="#ccffff" draw:textarea-horizontal-align="center" draw:textarea-vertical-align="middle" draw:auto-grow-height="true" draw:auto-grow-width="false" fo:min-height="1.186cm" fo:min-width="4.024cm" fo:padding-top="0.05cm" fo:padding-bottom="0.05cm" fo:padding-left="0.1cm" fo:padding-right="0.1cm" draw:shadow="visible"/>
    </style:style>
    <style:style style:name="gr60" style:family="graphic" style:parent-style-name="objectwithoutfill">
      <style:graphic-properties svg:stroke-width="0.02cm" draw:marker-start-width="0.33cm" draw:marker-end-width="0.33cm" draw:fill="solid" draw:fill-color="#ccffff" draw:textarea-horizontal-align="center" draw:textarea-vertical-align="middle" fo:padding-top="0.01cm" fo:padding-bottom="0.01cm" fo:padding-left="0.01cm" fo:padding-right="0.01cm" draw:shadow="hidden"/>
    </style:style>
    <style:style style:name="gr61" style:family="graphic" style:parent-style-name="standard">
      <style:graphic-properties svg:stroke-width="0.02cm" draw:marker-start-width="0.33cm" draw:marker-end-width="0.33cm" draw:fill="solid" draw:fill-color="#ccffff" draw:textarea-horizontal-align="center" draw:textarea-vertical-align="middle" fo:padding-top="0.01cm" fo:padding-bottom="0.01cm" fo:padding-left="0.01cm" fo:padding-right="0.01cm" draw:shadow="hidden"/>
    </style:style>
    <style:style style:name="gr62" style:family="graphic" style:parent-style-name="standard">
      <style:graphic-properties draw:stroke="solid" svg:stroke-width="0.05cm" svg:stroke-color="#00ae00" draw:marker-start-width="0.275cm" draw:marker-end-width="0.275cm" draw:fill="solid" draw:fill-color="#ccffff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63" style:family="graphic" style:parent-style-name="objectwithoutfill">
      <style:graphic-properties svg:stroke-width="0.02cm" svg:stroke-color="#00ae00" draw:marker-start-width="0.33cm" draw:marker-end-width="0.33cm" draw:fill="solid" draw:fill-color="#ccffff" draw:textarea-horizontal-align="center" draw:textarea-vertical-align="middle" fo:padding-top="0.01cm" fo:padding-bottom="0.01cm" fo:padding-left="0.01cm" fo:padding-right="0.01cm" draw:shadow="hidden"/>
    </style:style>
    <style:style style:name="gr64" style:family="graphic" style:parent-style-name="standard">
      <style:graphic-properties svg:stroke-width="0.02cm" svg:stroke-color="#00ae00" draw:marker-start-width="0.33cm" draw:marker-end-width="0.33cm" draw:fill="solid" draw:fill-color="#ccffff" draw:textarea-horizontal-align="center" draw:textarea-vertical-align="middle" fo:padding-top="0.01cm" fo:padding-bottom="0.01cm" fo:padding-left="0.01cm" fo:padding-right="0.01cm" draw:shadow="hidden"/>
    </style:style>
    <style:style style:name="gr65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66" style:family="graphic" style:parent-style-name="objectwithoutfill">
      <style:graphic-properties svg:stroke-width="0.02cm" draw:marker-start-width="0.33cm" draw:marker-end-width="0.33cm" draw:fill="solid" draw:fill-color="#ffff99" draw:textarea-horizontal-align="center" draw:textarea-vertical-align="middle" fo:padding-top="0.01cm" fo:padding-bottom="0.01cm" fo:padding-left="0.01cm" fo:padding-right="0.01cm" draw:shadow="hidden"/>
    </style:style>
    <style:style style:name="gr67" style:family="graphic" style:parent-style-name="standard">
      <style:graphic-properties svg:stroke-width="0.02cm" draw:marker-start-width="0.33cm" draw:marker-end-width="0.33cm" draw:fill="solid" draw:fill-color="#ffff99" draw:textarea-horizontal-align="center" draw:textarea-vertical-align="middle" fo:padding-top="0.01cm" fo:padding-bottom="0.01cm" fo:padding-left="0.01cm" fo:padding-right="0.01cm" draw:shadow="hidden"/>
    </style:style>
    <style:style style:name="gr68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69" style:family="graphic" style:parent-style-name="objectwithoutfill">
      <style:graphic-properties svg:stroke-width="0.02cm" draw:marker-start-width="0.33cm" draw:marker-end-width="0.33cm" draw:fill="solid" draw:fill-color="#ffff66" draw:textarea-horizontal-align="center" draw:textarea-vertical-align="middle" fo:padding-top="0.01cm" fo:padding-bottom="0.01cm" fo:padding-left="0.01cm" fo:padding-right="0.01cm" draw:shadow="hidden"/>
    </style:style>
    <style:style style:name="gr70" style:family="graphic" style:parent-style-name="standard">
      <style:graphic-properties svg:stroke-width="0.02cm" draw:marker-start-width="0.33cm" draw:marker-end-width="0.33cm" draw:fill="solid" draw:fill-color="#ffff66" draw:textarea-horizontal-align="center" draw:textarea-vertical-align="middle" fo:padding-top="0.01cm" fo:padding-bottom="0.01cm" fo:padding-left="0.01cm" fo:padding-right="0.01cm" draw:shadow="hidden"/>
    </style:style>
    <style:style style:name="gr71" style:family="graphic" style:parent-style-name="standard">
      <style:graphic-properties draw:stroke="solid" svg:stroke-width="0.05cm" svg:stroke-color="#008000" draw:marker-start-width="0.275cm" draw:marker-end-width="0.275cm" draw:fill="solid" draw:fill-color="#ffffff" draw:textarea-horizontal-align="center" draw:textarea-vertical-align="top" draw:auto-grow-height="true" draw:auto-grow-width="false" fo:min-height="2.7cm" fo:min-width="4.024cm" fo:padding-top="0.05cm" fo:padding-bottom="0.05cm" fo:padding-left="0.1cm" fo:padding-right="0.1cm" draw:shadow="visible"/>
    </style:style>
    <style:style style:name="gr72" style:family="graphic" style:parent-style-name="standard">
      <style:graphic-properties draw:stroke="solid" svg:stroke-width="0.05cm" svg:stroke-color="#008000" draw:marker-start-width="0.275cm" draw:marker-end-width="0.275cm" draw:fill="solid" draw:fill-color="#ffffff" draw:textarea-horizontal-align="center" draw:textarea-vertical-align="middle" draw:auto-grow-height="true" draw:auto-grow-width="false" fo:min-height="0.605cm" fo:min-width="4.024cm" fo:padding-top="0.05cm" fo:padding-bottom="0.05cm" fo:padding-left="0.1cm" fo:padding-right="0.1cm" draw:shadow="visible"/>
    </style:style>
    <style:style style:name="gr73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draw:shadow="hidden" style:protect="size"/>
    </style:style>
    <style:style style:name="gr7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 draw:shadow="hidden"/>
    </style:style>
    <style:style style:name="gr75" style:family="graphic" style:parent-style-name="standard">
      <style:graphic-properties svg:stroke-width="0.03cm" draw:marker-start-width="0.36cm" draw:marker-end-width="0.36cm" draw:fill-color="#ffff99" draw:textarea-horizontal-align="center" draw:textarea-vertical-align="middle" fo:padding-top="0.015cm" fo:padding-bottom="0.015cm" fo:padding-left="0.015cm" fo:padding-right="0.015cm"/>
    </style:style>
    <style:style style:name="gr76" style:family="graphic" style:parent-style-name="objectwithoutfill">
      <style:graphic-properties svg:stroke-width="0.05cm" svg:stroke-color="#008000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draw:shadow="hidden" style:protect="size"/>
    </style:style>
    <style:style style:name="gr77" style:family="graphic" style:parent-style-name="standard">
      <style:graphic-properties svg:stroke-width="0.02cm" svg:stroke-color="#008000" draw:textarea-horizontal-align="center" draw:textarea-vertical-align="middle" fo:padding-top="0.01cm" fo:padding-bottom="0.01cm" fo:padding-left="0.01cm" fo:padding-right="0.01cm" draw:shadow="hidden"/>
    </style:style>
    <style:style style:name="gr78" style:family="graphic" style:parent-style-name="standard">
      <style:graphic-properties svg:stroke-width="0.03cm" svg:stroke-color="#008000" draw:marker-start-width="0.36cm" draw:marker-end-width="0.36cm" draw:fill-color="#ffff99" draw:textarea-horizontal-align="center" draw:textarea-vertical-align="middle" fo:padding-top="0.015cm" fo:padding-bottom="0.015cm" fo:padding-left="0.015cm" fo:padding-right="0.015cm"/>
    </style:style>
    <style:style style:name="gr79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4cm" fo:min-width="1.58cm"/>
    </style:style>
    <style:style style:name="gr80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1cm" fo:min-width="1.58cm"/>
    </style:style>
    <style:style style:name="gr81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2.7cm" fo:min-width="1.58cm"/>
    </style:style>
    <style:style style:name="gr82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1.273cm" fo:min-width="1.58cm" draw:shadow="hidden"/>
    </style:style>
    <style:style style:name="gr83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955cm" fo:min-width="1.58cm" draw:shadow="hidden"/>
    </style:style>
    <style:style style:name="gr84" style:family="graphic" style:parent-style-name="standard">
      <style:graphic-properties draw:stroke="solid" svg:stroke-width="0.05cm" svg:stroke-color="#000000" draw:marker-start-width="0.275cm" draw:marker-end-width="0.275cm" draw:fill="solid" draw:fill-color="#ffbf00" draw:textarea-horizontal-align="center" draw:textarea-vertical-align="middle" draw:auto-grow-height="true" draw:auto-grow-width="false" fo:min-height="1.187cm" fo:min-width="4.024cm" fo:padding-top="0.05cm" fo:padding-bottom="0.05cm" fo:padding-left="0.1cm" fo:padding-right="0.1cm" draw:shadow="visible"/>
    </style:style>
    <style:style style:name="gr85" style:family="graphic" style:parent-style-name="objectwithoutfill">
      <style:graphic-properties svg:stroke-width="0.02cm" draw:marker-start-width="0.33cm" draw:marker-end-width="0.33cm" draw:fill="solid" draw:fill-color="#ffbf00" draw:textarea-horizontal-align="center" draw:textarea-vertical-align="middle" fo:padding-top="0.01cm" fo:padding-bottom="0.01cm" fo:padding-left="0.01cm" fo:padding-right="0.01cm" draw:shadow="hidden"/>
    </style:style>
    <style:style style:name="gr86" style:family="graphic" style:parent-style-name="standard">
      <style:graphic-properties svg:stroke-width="0.02cm" draw:marker-start-width="0.33cm" draw:marker-end-width="0.33cm" draw:fill="solid" draw:fill-color="#ffbf00" draw:textarea-horizontal-align="center" draw:textarea-vertical-align="middle" fo:padding-top="0.01cm" fo:padding-bottom="0.01cm" fo:padding-left="0.01cm" fo:padding-right="0.01cm" draw:shadow="hidden"/>
    </style:style>
    <style:style style:name="gr87" style:family="graphic" style:parent-style-name="standard">
      <style:graphic-properties draw:stroke="solid" svg:stroke-width="0.05cm" svg:stroke-color="#008000" draw:marker-start-width="0.275cm" draw:marker-end-width="0.275cm" draw:fill="solid" draw:fill-color="#ffff66" draw:textarea-horizontal-align="center" draw:textarea-vertical-align="middle" draw:auto-grow-height="true" draw:auto-grow-width="false" fo:min-height="2.4cm" fo:min-width="4.024cm" fo:padding-top="0.05cm" fo:padding-bottom="0.05cm" fo:padding-left="0.1cm" fo:padding-right="0.1cm" draw:shadow="visible"/>
    </style:style>
    <style:style style:name="gr88" style:family="graphic" style:parent-style-name="standard">
      <style:graphic-properties draw:stroke="solid" svg:stroke-width="0.05cm" svg:stroke-color="#008000" draw:marker-start-width="0.275cm" draw:marker-end-width="0.275cm" draw:fill="solid" draw:fill-color="#ccfff0" draw:textarea-horizontal-align="center" draw:textarea-vertical-align="top" draw:auto-grow-height="true" draw:auto-grow-width="false" fo:min-height="9.4cm" fo:min-width="4.024cm" fo:padding-top="0.05cm" fo:padding-bottom="0.05cm" fo:padding-left="0.1cm" fo:padding-right="0.1cm" draw:shadow="visible"/>
    </style:style>
    <style:style style:name="gr89" style:family="graphic" style:parent-style-name="standard">
      <style:graphic-properties draw:stroke="solid" svg:stroke-width="0.05cm" svg:stroke-color="#008000" draw:marker-start-width="0.275cm" draw:marker-end-width="0.275cm" draw:fill="solid" draw:fill-color="#ccfff0" draw:textarea-horizontal-align="center" draw:textarea-vertical-align="middle" draw:auto-grow-height="true" draw:auto-grow-width="false" fo:min-height="0.789cm" fo:min-width="4.024cm" fo:padding-top="0.05cm" fo:padding-bottom="0.05cm" fo:padding-left="0.1cm" fo:padding-right="0.1cm" draw:shadow="visible"/>
    </style:style>
    <style:style style:name="gr90" style:family="graphic" style:parent-style-name="standard">
      <style:graphic-properties draw:stroke="solid" svg:stroke-width="0.05cm" svg:stroke-color="#008000" draw:marker-start-width="0.275cm" draw:marker-end-width="0.275cm" draw:fill="solid" draw:fill-color="#ccfff0" draw:textarea-horizontal-align="center" draw:textarea-vertical-align="middle" draw:auto-grow-height="true" draw:auto-grow-width="false" fo:min-height="1.218cm" fo:min-width="4.024cm" fo:padding-top="0.05cm" fo:padding-bottom="0.05cm" fo:padding-left="0.1cm" fo:padding-right="0.1cm" draw:shadow="visible"/>
    </style:style>
    <style:style style:name="gr91" style:family="graphic" style:parent-style-name="standard">
      <style:graphic-properties draw:stroke="solid" svg:stroke-width="0.05cm" svg:stroke-color="#008000" draw:marker-start-width="0.275cm" draw:marker-end-width="0.275cm" draw:fill="solid" draw:fill-color="#ccfff0" draw:textarea-horizontal-align="center" draw:textarea-vertical-align="middle" draw:auto-grow-height="true" draw:auto-grow-width="false" fo:min-height="1.046cm" fo:min-width="4.024cm" fo:padding-top="0.05cm" fo:padding-bottom="0.05cm" fo:padding-left="0.1cm" fo:padding-right="0.1cm" draw:shadow="visible"/>
    </style:style>
    <style:style style:name="gr92" style:family="graphic" style:parent-style-name="objectwithoutfill">
      <style:graphic-properties svg:stroke-width="0.05cm" svg:stroke-color="#008000" draw:marker-start-width="0.38cm" draw:marker-end-width="0.38cm" draw:fill="solid" draw:fill-color="#ccfff0" draw:textarea-horizontal-align="center" draw:textarea-vertical-align="middle" fo:padding-top="0.025cm" fo:padding-bottom="0.025cm" fo:padding-left="0.025cm" fo:padding-right="0.025cm" draw:shadow="visible" style:protect="size"/>
    </style:style>
    <style:style style:name="gr93" style:family="graphic" style:parent-style-name="standard">
      <style:graphic-properties svg:stroke-width="0.03cm" svg:stroke-color="#008000" draw:marker-start-width="0.36cm" draw:marker-end-width="0.36cm" draw:fill="solid" draw:fill-color="#ccfff0" draw:textarea-horizontal-align="center" draw:textarea-vertical-align="middle" fo:padding-top="0.015cm" fo:padding-bottom="0.015cm" fo:padding-left="0.015cm" fo:padding-right="0.015cm" draw:shadow="visible"/>
    </style:style>
    <style:style style:name="gr94" style:family="graphic" style:parent-style-name="standard">
      <style:graphic-properties draw:stroke="solid" svg:stroke-width="0.05cm" svg:stroke-color="#008000" draw:marker-start-width="0.275cm" draw:marker-end-width="0.275cm" draw:fill="solid" draw:fill-color="#ccfff0" draw:textarea-horizontal-align="center" draw:textarea-vertical-align="middle" draw:auto-grow-height="true" draw:auto-grow-width="false" fo:min-height="1.203cm" fo:min-width="4.024cm" fo:padding-top="0.05cm" fo:padding-bottom="0.05cm" fo:padding-left="0.1cm" fo:padding-right="0.1cm" draw:shadow="visible"/>
    </style:style>
    <style:style style:name="gr95" style:family="graphic" style:parent-style-name="standard">
      <style:graphic-properties draw:stroke="solid" svg:stroke-width="0.05cm" svg:stroke-color="#008000" draw:marker-start-width="0.275cm" draw:marker-end-width="0.275cm" draw:fill="solid" draw:fill-color="#ffbf00" draw:textarea-horizontal-align="center" draw:textarea-vertical-align="middle" draw:auto-grow-height="true" draw:auto-grow-width="false" fo:min-height="1.203cm" fo:min-width="4.024cm" fo:padding-top="0.05cm" fo:padding-bottom="0.05cm" fo:padding-left="0.1cm" fo:padding-right="0.1cm" draw:shadow="visible"/>
    </style:style>
    <style:style style:name="gr96" style:family="graphic" style:parent-style-name="standard">
      <style:graphic-properties draw:stroke="solid" svg:stroke-width="0.05cm" svg:stroke-color="#000000" draw:marker-start-width="0.275cm" draw:marker-end-width="0.275cm" draw:fill="solid" draw:fill-color="#ccfff0" draw:textarea-horizontal-align="center" draw:textarea-vertical-align="top" draw:auto-grow-height="true" draw:auto-grow-width="false" fo:min-height="4.3cm" fo:min-width="4.024cm" fo:padding-top="0.05cm" fo:padding-bottom="0.05cm" fo:padding-left="0.1cm" fo:padding-right="0.1cm" draw:shadow="visible"/>
    </style:style>
    <style:style style:name="gr97" style:family="graphic" style:parent-style-name="standard">
      <style:graphic-properties draw:stroke="solid" svg:stroke-width="0.05cm" svg:stroke-color="#000000" draw:marker-start-width="0.275cm" draw:marker-end-width="0.275cm" draw:fill="solid" draw:fill-color="#ccfff0" draw:textarea-horizontal-align="center" draw:textarea-vertical-align="middle" draw:auto-grow-height="true" draw:auto-grow-width="false" fo:min-height="1.4cm" fo:min-width="4.024cm" fo:padding-top="0.05cm" fo:padding-bottom="0.05cm" fo:padding-left="0.1cm" fo:padding-right="0.1cm" draw:shadow="visible"/>
    </style:style>
    <style:style style:name="gr98" style:family="graphic" style:parent-style-name="standard">
      <style:graphic-properties draw:stroke="solid" svg:stroke-width="0.05cm" svg:stroke-color="#000000" draw:marker-start-width="0.275cm" draw:marker-end-width="0.275cm" draw:fill="solid" draw:fill-color="#ffff66" draw:textarea-horizontal-align="center" draw:textarea-vertical-align="middle" draw:auto-grow-height="true" draw:auto-grow-width="false" fo:min-height="1.8cm" fo:min-width="4.024cm" fo:padding-top="0.05cm" fo:padding-bottom="0.05cm" fo:padding-left="0.1cm" fo:padding-right="0.1cm" draw:shadow="visible"/>
    </style:style>
    <style:style style:name="gr99" style:family="graphic" style:parent-style-name="standard">
      <style:graphic-properties draw:stroke="solid" svg:stroke-width="0.05cm" svg:stroke-color="#008000" draw:marker-start-width="0.275cm" draw:marker-end-width="0.275cm" draw:fill="solid" draw:fill-color="#e6e6ff" draw:textarea-horizontal-align="center" draw:textarea-vertical-align="middle" draw:auto-grow-height="true" draw:auto-grow-width="false" fo:min-height="1.046cm" fo:min-width="4.024cm" fo:padding-top="0.05cm" fo:padding-bottom="0.05cm" fo:padding-left="0.1cm" fo:padding-right="0.1cm" draw:shadow="visible"/>
    </style:style>
    <style:style style:name="gr100" style:family="graphic" style:parent-style-name="standard">
      <style:graphic-properties draw:stroke="solid" svg:stroke-width="0.05cm" svg:stroke-color="#008000" draw:marker-start-width="0.275cm" draw:marker-end-width="0.275cm" draw:fill="solid" draw:fill-color="#ffff66" draw:textarea-horizontal-align="center" draw:textarea-vertical-align="middle" draw:auto-grow-height="true" draw:auto-grow-width="false" fo:min-height="1.046cm" fo:min-width="4.024cm" fo:padding-top="0.05cm" fo:padding-bottom="0.05cm" fo:padding-left="0.1cm" fo:padding-right="0.1cm" draw:shadow="visible"/>
    </style:style>
    <style:style style:name="gr10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imes New Roman2" fo:font-size="8pt"/>
    </style:style>
    <style:style style:name="P4" style:family="paragraph">
      <loext:graphic-properties draw:fill="solid" draw:fill-color="#ffffff"/>
      <style:paragraph-properties fo:text-align="center"/>
      <style:text-properties fo:color="#eb613d" style:font-name="Times New Roman1" fo:font-size="10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text-properties style:font-name="Times New Roman2"/>
    </style:style>
    <style:style style:name="P7" style:family="paragraph">
      <loext:graphic-properties draw:fill="none"/>
      <style:paragraph-properties fo:margin-left="0cm" fo:margin-right="0cm" fo:text-indent="0cm"/>
      <style:text-properties style:font-name="Times New Roman2" fo:font-size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text-properties style:font-name="Times New Roman1" fo:font-size="8pt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style:font-name="Times New Roman1" fo:font-size="8pt"/>
    </style:style>
    <style:style style:name="P13" style:family="paragraph">
      <style:paragraph-properties fo:text-align="center"/>
      <style:text-properties style:font-name="Times New Roman1" fo:font-size="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7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9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P20" style:family="paragraph">
      <loext:graphic-properties draw:fill="solid" draw:fill-color="#ffff66"/>
      <style:paragraph-properties fo:margin-left="0cm" fo:margin-right="0cm" fo:text-align="center" fo:text-indent="0cm"/>
      <style:text-properties style:font-name="Arial" fo:font-size="10pt"/>
    </style:style>
    <style:style style:name="P21" style:family="paragraph">
      <loext:graphic-properties draw:fill="solid" draw:fill-color="#99ccff"/>
      <style:paragraph-properties fo:margin-left="0cm" fo:margin-right="0cm" fo:text-align="center" fo:text-indent="0cm"/>
      <style:text-properties style:font-name="Arial" fo:font-size="10pt"/>
    </style:style>
    <style:style style:name="P22" style:family="paragraph">
      <loext:graphic-properties draw:fill="solid" draw:fill-color="#ffff66"/>
      <style:text-properties style:font-name="Times New Roman1" fo:font-size="8pt"/>
    </style:style>
    <style:style style:name="P23" style:family="paragraph">
      <loext:graphic-properties draw:fill="solid" draw:fill-color="#ffffcc"/>
      <style:paragraph-properties fo:text-align="center"/>
    </style:style>
    <style:style style:name="P24" style:family="paragraph">
      <loext:graphic-properties draw:fill="solid" draw:fill-color="#ffffcc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style:font-name="Times New Roman2" fo:font-size="8pt"/>
    </style:style>
    <style:style style:name="P26" style:family="paragraph">
      <loext:graphic-properties draw:fill="solid" draw:fill-color="#e6e6ff"/>
      <style:paragraph-properties fo:margin-left="0cm" fo:margin-right="0cm" fo:text-align="center" fo:text-indent="0cm"/>
      <style:text-properties style:font-name="Arial" fo:font-size="10pt"/>
    </style:style>
    <style:style style:name="P27" style:family="paragraph">
      <loext:graphic-properties draw:fill="solid" draw:fill-color="#e6e6ff"/>
    </style:style>
    <style:style style:name="P28" style:family="paragraph">
      <loext:graphic-properties draw:fill="solid" draw:fill-color="#e6e6ff"/>
      <style:paragraph-properties fo:text-align="center"/>
    </style:style>
    <style:style style:name="P29" style:family="paragraph">
      <loext:graphic-properties draw:fill="solid" draw:fill-color="#ccffff"/>
      <style:paragraph-properties fo:margin-left="0cm" fo:margin-right="0cm" fo:text-align="center" fo:text-indent="0cm"/>
      <style:text-properties style:font-name="Arial" fo:font-size="10pt"/>
    </style:style>
    <style:style style:name="P30" style:family="paragraph">
      <loext:graphic-properties draw:fill="solid" draw:fill-color="#ccffff"/>
    </style:style>
    <style:style style:name="P31" style:family="paragraph">
      <loext:graphic-properties draw:fill="solid" draw:fill-color="#ccffff"/>
      <style:paragraph-properties fo:text-align="center"/>
    </style:style>
    <style:style style:name="P32" style:family="paragraph">
      <loext:graphic-properties draw:fill="solid" draw:fill-color="#ffff99"/>
    </style:style>
    <style:style style:name="P33" style:family="paragraph">
      <loext:graphic-properties draw:fill="solid" draw:fill-color="#ffff99"/>
      <style:paragraph-properties fo:text-align="center"/>
    </style:style>
    <style:style style:name="P34" style:family="paragraph">
      <loext:graphic-properties draw:fill="solid" draw:fill-color="#ffff66"/>
    </style:style>
    <style:style style:name="P35" style:family="paragraph">
      <loext:graphic-properties draw:fill="solid" draw:fill-color="#ffff66"/>
      <style:paragraph-properties fo:text-align="center"/>
    </style:style>
    <style:style style:name="P36" style:family="paragraph">
      <loext:graphic-properties draw:fill-color="#ffff99"/>
    </style:style>
    <style:style style:name="P37" style:family="paragraph">
      <loext:graphic-properties draw:fill="solid" draw:fill-color="#ffbf00"/>
      <style:paragraph-properties fo:margin-left="0cm" fo:margin-right="0cm" fo:text-align="center" fo:text-indent="0cm"/>
      <style:text-properties style:font-name="Arial" fo:font-size="10pt"/>
    </style:style>
    <style:style style:name="P38" style:family="paragraph">
      <loext:graphic-properties draw:fill="solid" draw:fill-color="#ffbf00"/>
    </style:style>
    <style:style style:name="P39" style:family="paragraph">
      <loext:graphic-properties draw:fill="solid" draw:fill-color="#ffbf00"/>
      <style:paragraph-properties fo:text-align="center"/>
    </style:style>
    <style:style style:name="P40" style:family="paragraph">
      <style:paragraph-properties fo:margin-left="0cm" fo:margin-right="0cm" fo:text-align="center" fo:text-indent="0cm"/>
      <style:text-properties fo:font-size="10pt" fo:font-weight="bold" style:font-size-asian="24pt" style:font-size-complex="24pt"/>
    </style:style>
    <style:style style:name="P41" style:family="paragraph">
      <loext:graphic-properties draw:fill="solid" draw:fill-color="#ffff66"/>
      <style:paragraph-properties fo:margin-left="0cm" fo:margin-right="0cm" fo:text-align="center" fo:text-indent="0cm"/>
      <style:text-properties style:font-name="Arial" fo:font-size="10pt" fo:font-weight="bold" style:font-size-asian="24pt" style:font-size-complex="24pt"/>
    </style:style>
    <style:style style:name="P42" style:family="paragraph">
      <loext:graphic-properties draw:fill="solid" draw:fill-color="#ccfff0"/>
      <style:paragraph-properties fo:margin-left="0cm" fo:margin-right="0cm" fo:text-align="center" fo:text-indent="0cm"/>
      <style:text-properties style:font-name="Arial" fo:font-size="10pt" fo:font-weight="bold" style:font-size-asian="24pt" style:font-size-complex="24pt"/>
    </style:style>
    <style:style style:name="P43" style:family="paragraph">
      <loext:graphic-properties draw:fill="solid" draw:fill-color="#ccfff0"/>
      <style:paragraph-properties fo:margin-left="0cm" fo:margin-right="0cm" fo:text-align="center" fo:text-indent="0cm"/>
      <style:text-properties style:font-name="Arial" fo:font-size="10pt"/>
    </style:style>
    <style:style style:name="P44" style:family="paragraph">
      <loext:graphic-properties draw:fill="solid" draw:fill-color="#ccfff0"/>
      <style:text-properties style:font-name="Times New Roman1" fo:font-size="8pt"/>
    </style:style>
    <style:style style:name="P45" style:family="paragraph">
      <loext:graphic-properties draw:fill="solid" draw:fill-color="#ccfff0"/>
    </style:style>
    <style:style style:name="P46" style:family="paragraph">
      <loext:graphic-properties draw:fill="none"/>
      <style:text-properties style:text-underline-style="solid" style:text-underline-width="auto" style:text-underline-color="font-color"/>
    </style:style>
    <style:style style:name="T1" style:family="text">
      <style:text-properties style:font-name="Arial1" fo:font-size="8pt"/>
    </style:style>
    <style:style style:name="T2" style:family="text">
      <style:text-properties fo:color="#ff6633" style:font-name="Arial2" fo:font-size="10pt" fo:font-weight="bold"/>
    </style:style>
    <style:style style:name="T3" style:family="text">
      <style:text-properties style:font-name="Arial1" fo:font-size="8pt" fo:font-weight="bold"/>
    </style:style>
    <style:style style:name="T4" style:family="text">
      <style:text-properties style:font-name="Arial" fo:font-size="8pt"/>
    </style:style>
    <style:style style:name="T5" style:family="text">
      <style:text-properties style:font-name="Arial" fo:font-size="10pt"/>
    </style:style>
    <style:style style:name="T6" style:family="text">
      <style:text-properties style:font-name="Times New Roman2" fo:font-size="8pt"/>
    </style:style>
    <style:style style:name="T7" style:family="text">
      <style:text-properties style:font-name="Arial" fo:font-size="10pt" fo:font-weight="bold" style:font-size-asian="24pt" style:font-size-complex="24pt"/>
    </style:style>
    <style:style style:name="T8" style:family="text">
      <style:text-properties style:font-name="Arial" fo:font-size="10pt" fo:font-style="italic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FMC-Blockdiagram.new">
        <draw:frame draw:style-name="gr1" draw:text-style-name="P1" draw:layer="layout" svg:width="2cm" svg:height="1.2cm" svg:x="10.035cm" svg:y="2.435cm">
          <draw:text-box>
            <text:p/>
          </draw:text-box>
        </draw:frame>
        <draw:frame draw:style-name="gr1" draw:text-style-name="P1" xml:id="id9" draw:id="id9" draw:layer="layout" svg:width="2cm" svg:height="1.2cm" svg:x="9.835cm" svg:y="2.635cm">
          <draw:text-box>
            <text:p/>
          </draw:text-box>
        </draw:frame>
        <draw:frame draw:style-name="gr1" draw:text-style-name="P1" xml:id="id11" draw:id="id11" draw:layer="layout" svg:width="2cm" svg:height="1.2cm" svg:x="13.835cm" svg:y="2.635cm">
          <draw:text-box>
            <text:p/>
          </draw:text-box>
        </draw:frame>
        <draw:frame draw:style-name="gr2" draw:text-style-name="P3" draw:layer="layout" svg:width="1.6cm" svg:height="0.371cm" svg:x="1.035cm" svg:y="17.29cm">
          <draw:text-box>
            <text:p text:style-name="P2"><text:span text:style-name="T1">a</text:span><text:span text:style-name="T1">n</text:span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rect draw:style-name="gr3" draw:text-style-name="P4" draw:layer="Kommentar" svg:width="2.4cm" svg:height="1.6cm" svg:x="5.835cm" svg:y="18.635cm">
          <text:p text:style-name="P2"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a</text:span><text:span text:style-name="T2">r</text:span></text:p>
        </draw:rect>
        <draw:line draw:style-name="gr4" draw:text-style-name="P5" draw:layer="layout" svg:x1="0.635cm" svg:y1="15.916cm" svg:x2="0.635cm" svg:y2="16.716cm">
          <text:p/>
        </draw:line>
        <draw:g draw:style-name="gr5">
          <draw:rect draw:style-name="gr6" draw:text-style-name="P6" draw:layer="layout" svg:width="4.8cm" svg:height="2cm" svg:x="0.635cm" svg:y="18.235cm">
            <text:p/>
          </draw:rect>
          <draw:rect draw:style-name="gr7" draw:text-style-name="P7" draw:layer="layout" svg:width="2.4cm" svg:height="0.4cm" svg:x="0.635cm" svg:y="19.835cm">
            <text:p text:style-name="P2"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:</text:span><text:span text:style-name="T1"> </text:span></text:p>
          </draw:rect>
          <draw:rect draw:style-name="gr7" draw:text-style-name="P7" draw:layer="layout" svg:width="2.4cm" svg:height="0.4cm" svg:x="3.035cm" svg:y="19.835cm">
            <text:p text:style-name="P2"><text:span text:style-name="T1">D</text:span><text:span text:style-name="T1">a</text:span><text:span text:style-name="T1">t</text:span><text:span text:style-name="T1">e</text:span><text:span text:style-name="T1">:</text:span><text:span text:style-name="T1"> </text:span></text:p>
          </draw:rect>
          <draw:rect draw:style-name="gr7" draw:text-style-name="P7" draw:layer="layout" svg:width="4.8cm" svg:height="0.4cm" svg:x="0.635cm" svg:y="19.435cm">
            <text:p text:style-name="P2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:</text:span><text:span text:style-name="T1"> </text:span></text:p>
          </draw:rect>
          <draw:rect draw:style-name="gr8" draw:text-style-name="P7" draw:layer="layout" svg:width="4.8cm" svg:height="1.2cm" svg:x="0.635cm" svg:y="18.235cm">
            <text:p text:style-name="P2"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  <text:p text:style-name="P2"><text:span text:style-name="T3">T</text:span><text:span text:style-name="T3">i</text:span><text:span text:style-name="T3">t</text:span><text:span text:style-name="T3">l</text:span><text:span text:style-name="T3">e</text:span></text:p>
          </draw:rect>
        </draw:g>
        <draw:g draw:style-name="gr5">
          <draw:circle draw:style-name="gr9" draw:text-style-name="P8" draw:layer="layout" svg:width="0.229cm" svg:height="0.229cm" svg:x="3.692cm" svg:y="2.035cm">
            <text:p/>
          </draw:circle>
          <draw:line draw:style-name="gr10" draw:text-style-name="P5" draw:layer="layout" svg:x1="3.807cm" svg:y1="2.264cm" svg:x2="3.807cm" svg:y2="2.606cm">
            <text:p/>
          </draw:line>
          <draw:line draw:style-name="gr10" draw:text-style-name="P5" draw:layer="layout" svg:x1="3.807cm" svg:y1="2.378cm" svg:x2="4.035cm" svg:y2="2.264cm">
            <text:p/>
          </draw:line>
          <draw:line draw:style-name="gr10" draw:text-style-name="P5" draw:layer="layout" svg:x1="3.807cm" svg:y1="2.378cm" svg:x2="3.578cm" svg:y2="2.264cm">
            <text:p/>
          </draw:line>
          <draw:line draw:style-name="gr10" draw:text-style-name="P5" draw:layer="layout" svg:x1="3.807cm" svg:y1="2.606cm" svg:x2="3.578cm" svg:y2="2.835cm">
            <text:p/>
          </draw:line>
          <draw:line draw:style-name="gr10" draw:text-style-name="P5" draw:layer="layout" svg:x1="3.807cm" svg:y1="2.606cm" svg:x2="4.035cm" svg:y2="2.835cm">
            <text:p/>
          </draw:line>
        </draw:g>
        <draw:line draw:style-name="gr11" draw:text-style-name="P5" draw:layer="layout" svg:x1="1.435cm" svg:y1="16.716cm" svg:x2="1.435cm" svg:y2="15.916cm">
          <text:p/>
        </draw:line>
        <draw:g>
          <draw:path draw:style-name="gr12" draw:text-style-name="P9" draw:layer="layout" svg:width="0.149cm" svg:height="1.199cm" svg:x="2.285cm" svg:y="15.716cm" svg:viewBox="0 0 150 1200" svg:d="M150 0c-200 400-200 800 0 1200">
            <text:p/>
          </draw:path>
          <draw:path draw:style-name="gr12" draw:text-style-name="P9" draw:layer="layout" svg:width="0.149cm" svg:height="1.199cm" svg:x="2.835cm" svg:y="15.716cm" svg:viewBox="0 0 150 1200" svg:d="M0 1200c200-400 200-800 0-1200">
            <text:p/>
          </draw:path>
          <draw:rect draw:style-name="gr13" draw:text-style-name="P9" draw:layer="layout" svg:width="1.2cm" svg:height="1.2cm" svg:x="2.035cm" svg:y="15.716cm">
            <text:p/>
          </draw:rect>
        </draw:g>
        <draw:g draw:style-name="gr5">
          <draw:circle draw:style-name="gr9" draw:text-style-name="P8" draw:layer="layout" svg:width="0.229cm" svg:height="0.229cm" svg:x="10.749cm" svg:y="2.836cm">
            <text:p/>
          </draw:circle>
          <draw:line draw:style-name="gr10" draw:text-style-name="P5" draw:layer="layout" svg:x1="10.864cm" svg:y1="3.065cm" svg:x2="10.864cm" svg:y2="3.407cm">
            <text:p/>
          </draw:line>
          <draw:line draw:style-name="gr10" draw:text-style-name="P5" draw:layer="layout" svg:x1="10.864cm" svg:y1="3.179cm" svg:x2="11.092cm" svg:y2="3.065cm">
            <text:p/>
          </draw:line>
          <draw:line draw:style-name="gr10" draw:text-style-name="P5" draw:layer="layout" svg:x1="10.864cm" svg:y1="3.179cm" svg:x2="10.635cm" svg:y2="3.065cm">
            <text:p/>
          </draw:line>
          <draw:line draw:style-name="gr10" draw:text-style-name="P5" draw:layer="layout" svg:x1="10.864cm" svg:y1="3.407cm" svg:x2="10.635cm" svg:y2="3.636cm">
            <text:p/>
          </draw:line>
          <draw:line draw:style-name="gr10" draw:text-style-name="P5" draw:layer="layout" svg:x1="10.864cm" svg:y1="3.407cm" svg:x2="11.092cm" svg:y2="3.636cm">
            <text:p/>
          </draw:line>
        </draw:g>
        <draw:g>
          <draw:path draw:style-name="gr12" draw:text-style-name="P9" draw:layer="layout" svg:width="0.149cm" svg:height="1.199cm" svg:x="10.485cm" svg:y="6.635cm" svg:viewBox="0 0 150 1200" svg:d="M150 0c-200 400-200 800 0 1200">
            <text:p/>
          </draw:path>
          <draw:path draw:style-name="gr12" draw:text-style-name="P9" draw:layer="layout" svg:width="0.149cm" svg:height="1.199cm" svg:x="11.035cm" svg:y="6.635cm" svg:viewBox="0 0 150 1200" svg:d="M0 1200c200-400 200-800 0-1200">
            <text:p/>
          </draw:path>
          <draw:rect draw:style-name="gr13" draw:text-style-name="P9" draw:layer="layout" svg:width="1.2cm" svg:height="1.2cm" svg:x="10.235cm" svg:y="6.635cm">
            <text:p/>
          </draw:rect>
        </draw:g>
        <draw:g>
          <draw:path draw:style-name="gr12" draw:text-style-name="P9" draw:layer="layout" svg:width="0.149cm" svg:height="1.199cm" svg:x="14.485cm" svg:y="6.635cm" svg:viewBox="0 0 150 1200" svg:d="M150 0c-200 400-200 800 0 1200">
            <text:p/>
          </draw:path>
          <draw:path draw:style-name="gr12" draw:text-style-name="P9" draw:layer="layout" svg:width="0.149cm" svg:height="1.199cm" svg:x="15.035cm" svg:y="6.635cm" svg:viewBox="0 0 150 1200" svg:d="M0 1200c200-400 200-800 0-1200">
            <text:p/>
          </draw:path>
          <draw:rect draw:style-name="gr13" draw:text-style-name="P9" draw:layer="layout" svg:width="1.2cm" svg:height="1.2cm" svg:x="14.235cm" svg:y="6.635cm">
            <text:p/>
          </draw:rect>
        </draw:g>
        <draw:g>
          <draw:circle draw:style-name="gr14" draw:text-style-name="P10" draw:layer="layout" svg:width="0.1cm" svg:height="0.1cm" svg:x="12.585cm" svg:y="3.185cm">
            <text:p/>
          </draw:circle>
          <draw:circle draw:style-name="gr14" draw:text-style-name="P10" draw:layer="layout" svg:width="0.1cm" svg:height="0.1cm" svg:x="12.785cm" svg:y="3.185cm">
            <text:p/>
          </draw:circle>
          <draw:circle draw:style-name="gr14" draw:text-style-name="P10" draw:layer="layout" svg:width="0.1cm" svg:height="0.1cm" svg:x="12.985cm" svg:y="3.185cm">
            <text:p/>
          </draw:circle>
          <draw:rect draw:style-name="gr13" draw:text-style-name="P9" draw:layer="layout" svg:width="1.2cm" svg:height="0.4cm" svg:x="12.235cm" svg:y="3.035cm">
            <text:p/>
          </draw:rect>
        </draw:g>
        <draw:g draw:style-name="gr5">
          <draw:circle draw:style-name="gr9" draw:text-style-name="P8" draw:layer="layout" svg:width="0.229cm" svg:height="0.229cm" svg:x="14.749cm" svg:y="2.836cm">
            <text:p/>
          </draw:circle>
          <draw:line draw:style-name="gr10" draw:text-style-name="P5" draw:layer="layout" svg:x1="14.864cm" svg:y1="3.065cm" svg:x2="14.864cm" svg:y2="3.407cm">
            <text:p/>
          </draw:line>
          <draw:line draw:style-name="gr10" draw:text-style-name="P5" draw:layer="layout" svg:x1="14.864cm" svg:y1="3.179cm" svg:x2="15.092cm" svg:y2="3.065cm">
            <text:p/>
          </draw:line>
          <draw:line draw:style-name="gr10" draw:text-style-name="P5" draw:layer="layout" svg:x1="14.864cm" svg:y1="3.179cm" svg:x2="14.635cm" svg:y2="3.065cm">
            <text:p/>
          </draw:line>
          <draw:line draw:style-name="gr10" draw:text-style-name="P5" draw:layer="layout" svg:x1="14.864cm" svg:y1="3.407cm" svg:x2="14.635cm" svg:y2="3.636cm">
            <text:p/>
          </draw:line>
          <draw:line draw:style-name="gr10" draw:text-style-name="P5" draw:layer="layout" svg:x1="14.864cm" svg:y1="3.407cm" svg:x2="15.092cm" svg:y2="3.636cm">
            <text:p/>
          </draw:line>
        </draw:g>
        <draw:g>
          <draw:circle draw:style-name="gr14" draw:text-style-name="P10" draw:layer="layout" svg:width="0.046cm" svg:height="0.046cm" svg:x="11.927cm" svg:y="2.497cm">
            <text:p/>
          </draw:circle>
          <draw:circle draw:style-name="gr14" draw:text-style-name="P10" draw:layer="layout" svg:width="0.046cm" svg:height="0.046cm" svg:x="11.866cm" svg:y="2.558cm">
            <text:p/>
          </draw:circle>
          <draw:rect draw:style-name="gr13" draw:text-style-name="P9" draw:layer="layout" svg:width="0.2cm" svg:height="0.2cm" svg:x="11.835cm" svg:y="2.435cm">
            <text:p/>
          </draw:rect>
        </draw:g>
        <draw:g>
          <draw:circle draw:style-name="gr14" draw:text-style-name="P10" draw:layer="layout" svg:width="0.1cm" svg:height="0.1cm" svg:x="3.185cm" svg:y="14.866cm">
            <text:p/>
          </draw:circle>
          <draw:circle draw:style-name="gr14" draw:text-style-name="P10" draw:layer="layout" svg:width="0.1cm" svg:height="0.1cm" svg:x="3.385cm" svg:y="14.866cm">
            <text:p/>
          </draw:circle>
          <draw:circle draw:style-name="gr14" draw:text-style-name="P10" draw:layer="layout" svg:width="0.1cm" svg:height="0.1cm" svg:x="3.585cm" svg:y="14.866cm">
            <text:p/>
          </draw:circle>
          <draw:rect draw:style-name="gr13" draw:text-style-name="P9" draw:layer="layout" svg:width="1.2cm" svg:height="0.4cm" svg:x="2.835cm" svg:y="14.716cm">
            <text:p/>
          </draw:rect>
        </draw:g>
        <draw:circle draw:style-name="gr15" draw:text-style-name="P11" draw:layer="layout" svg:width="0.4cm" svg:height="0.4cm" svg:x="4.435cm" svg:y="2.835cm">
          <text:p text:style-name="P2"><text:span text:style-name="T4">O</text:span></text:p>
        </draw:circle>
        <draw:circle draw:style-name="gr16" draw:text-style-name="P11" xml:id="id10" draw:id="id10" draw:layer="layout" svg:width="0.4cm" svg:height="0.4cm" svg:x="10.635cm" svg:y="4.235cm">
          <text:p/>
        </draw:circle>
        <draw:circle draw:style-name="gr16" draw:text-style-name="P11" xml:id="id12" draw:id="id12" draw:layer="layout" svg:width="0.4cm" svg:height="0.4cm" svg:x="14.635cm" svg:y="4.235cm">
          <text:p/>
        </draw:circle>
        <draw:circle draw:style-name="gr16" draw:text-style-name="P11" xml:id="id6" draw:id="id6" draw:layer="layout" svg:width="0.4cm" svg:height="0.4cm" svg:x="12.635cm" svg:y="5.635cm">
          <text:p/>
        </draw:circle>
        <draw:circle draw:style-name="gr15" draw:text-style-name="P11" draw:layer="layout" svg:width="0.4cm" svg:height="0.4cm" svg:x="4.835cm" svg:y="2.835cm">
          <text:p text:style-name="P2"><text:span text:style-name="T4">R</text:span></text:p>
        </draw:circle>
        <draw:g draw:style-name="gr5">
          <draw:line draw:style-name="gr17" draw:text-style-name="P5" draw:layer="layout" svg:x1="5.235cm" svg:y1="4.035cm" svg:x2="5.235cm" svg:y2="3.635cm">
            <text:p/>
          </draw:line>
          <draw:circle draw:style-name="gr16" draw:text-style-name="P11" draw:layer="layout" svg:width="0.4cm" svg:height="0.4cm" svg:x="4.635cm" svg:y="3.635cm">
            <text:p/>
          </draw:circle>
          <draw:rect draw:style-name="gr13" draw:text-style-name="P9" draw:layer="layout" svg:width="1.2cm" svg:height="0.4cm" svg:x="4.235cm" svg:y="3.635cm">
            <text:p/>
          </draw:rect>
        </draw:g>
        <draw:circle draw:style-name="gr16" draw:text-style-name="P11" draw:layer="layout" svg:width="0.4cm" svg:height="0.4cm" svg:x="4.635cm" svg:y="2.035cm">
          <text:p/>
        </draw:circle>
        <draw:connector draw:style-name="gr18" draw:text-style-name="P5" draw:layer="layout" draw:type="line" svg:x1="1.235cm" svg:y1="8.435cm" svg:x2="0.635cm" svg:y2="8.435cm" draw:start-shape="id1" draw:start-glue-point="4" svg:d="M1235 8435h-600" svg:viewBox="0 0 601 1">
          <text:p/>
        </draw:connector>
        <draw:connector draw:style-name="gr18" draw:text-style-name="P5" draw:layer="layout" draw:type="line" svg:x1="2.435cm" svg:y1="8.435cm" svg:x2="1.635cm" svg:y2="8.435cm" draw:end-shape="id1" draw:end-glue-point="5" svg:d="M2435 8435h-800" svg:viewBox="0 0 801 1">
          <text:p/>
        </draw:connector>
        <draw:g xml:id="id1" draw:id="id1">
          <draw:glue-point draw:id="4" svg:x="-2.5cm" svg:y="3cm"/>
          <draw:glue-point draw:id="5" svg:x="2.5cm" svg:y="3cm"/>
          <draw:circle draw:style-name="gr16" draw:text-style-name="P11" draw:layer="layout" svg:width="0.4cm" svg:height="0.4cm" svg:x="1.235cm" svg:y="8.235cm">
            <text:p/>
          </draw:circle>
          <draw:g>
            <draw:polygon draw:style-name="gr19" draw:text-style-name="P10" draw:layer="layout" svg:width="0.124cm" svg:height="0.177cm" svg:x="1.635cm" svg:y="7.946cm" svg:viewBox="0 0 125 178" draw:points="0,0 0,178 125,89">
              <text:p/>
            </draw:polygon>
            <draw:frame draw:style-name="gr20" draw:text-style-name="P3" draw:layer="layout" svg:width="0.8cm" svg:height="0.8cm" svg:x="1.035cm" svg:y="7.6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21" draw:text-style-name="P11" xml:id="id2" draw:id="id2" draw:layer="layout" svg:width="0.4cm" svg:height="0.4cm" svg:x="1.235cm" svg:y="10.835cm">
          <text:p/>
        </draw:circle>
        <draw:connector draw:style-name="gr18" draw:text-style-name="P5" draw:layer="layout" draw:type="line" svg:x1="1.235cm" svg:y1="11.035cm" svg:x2="0.635cm" svg:y2="11.034cm" draw:start-shape="id2" draw:start-glue-point="3" svg:d="M1235 11035l-600-1" svg:viewBox="0 0 601 2">
          <text:p/>
        </draw:connector>
        <draw:connector draw:style-name="gr18" draw:text-style-name="P5" draw:layer="layout" draw:type="line" svg:x1="2.235cm" svg:y1="11.035cm" svg:x2="1.635cm" svg:y2="11.035cm" draw:end-shape="id2" draw:end-glue-point="1" svg:d="M2235 11035h-600" svg:viewBox="0 0 601 1">
          <text:p/>
        </draw:connector>
        <draw:circle draw:style-name="gr22" draw:text-style-name="P12" xml:id="id4" draw:id="id4" draw:layer="layout" svg:width="0.4cm" svg:height="0.4cm" svg:x="1.835cm" svg:y="13.235cm">
          <text:p text:style-name="P2"><text:span text:style-name="T4">O</text:span></text:p>
        </draw:circle>
        <draw:connector draw:style-name="gr23" draw:text-style-name="P13" draw:layer="layout" draw:type="line" svg:x1="0.635cm" svg:y1="13.834cm" svg:x2="1.835cm" svg:y2="13.835cm" draw:end-shape="id3" draw:end-glue-point="3" svg:d="M635 13834l1200 1" svg:viewBox="0 0 1201 2">
          <text:p/>
        </draw:connector>
        <draw:connector draw:style-name="gr23" draw:text-style-name="P13" draw:layer="layout" draw:type="line" svg:x1="2.235cm" svg:y1="13.835cm" svg:x2="3.435cm" svg:y2="13.834cm" draw:start-shape="id3" draw:start-glue-point="1" svg:d="M2235 13835l1200-1" svg:viewBox="0 0 1201 2">
          <text:p/>
        </draw:connector>
        <draw:circle draw:style-name="gr22" draw:text-style-name="P12" xml:id="id3" draw:id="id3" draw:layer="layout" svg:width="0.4cm" svg:height="0.4cm" svg:x="1.835cm" svg:y="13.635cm">
          <text:p text:style-name="P2"><text:span text:style-name="T4">R</text:span></text:p>
        </draw:circle>
        <draw:connector draw:style-name="gr23" draw:text-style-name="P13" draw:layer="layout" draw:type="line" svg:x1="1.835cm" svg:y1="13.435cm" svg:x2="0.635cm" svg:y2="13.434cm" draw:start-shape="id4" draw:start-glue-point="3" svg:d="M1835 13435l-1200-1" svg:viewBox="0 0 1201 2">
          <text:p/>
        </draw:connector>
        <draw:connector draw:style-name="gr23" draw:text-style-name="P13" draw:layer="layout" draw:type="line" svg:x1="3.435cm" svg:y1="13.434cm" svg:x2="2.235cm" svg:y2="13.435cm" draw:end-shape="id4" draw:end-glue-point="1" svg:d="M3435 13434l-1200 1" svg:viewBox="0 0 1201 2">
          <text:p/>
        </draw:connector>
        <draw:connector draw:style-name="gr23" draw:text-style-name="P13" draw:layer="layout" draw:type="line" svg:x1="11.835cm" svg:y1="5.835cm" svg:x2="12.635cm" svg:y2="5.835cm" draw:start-shape="id5" draw:start-glue-point="1" draw:end-shape="id6" draw:end-glue-point="3" svg:d="M11835 5835h800" svg:viewBox="0 0 801 1">
          <text:p/>
        </draw:connector>
        <draw:connector draw:style-name="gr23" draw:text-style-name="P13" draw:layer="layout" draw:type="line" svg:x1="13.035cm" svg:y1="5.835cm" svg:x2="13.835cm" svg:y2="5.835cm" draw:start-shape="id6" draw:start-glue-point="1" draw:end-shape="id7" draw:end-glue-point="3" svg:d="M13035 5835h800" svg:viewBox="0 0 801 1">
          <text:p/>
        </draw:connector>
        <draw:circle draw:style-name="gr21" draw:text-style-name="P11" xml:id="id8" draw:id="id8" draw:layer="layout" svg:width="0.4cm" svg:height="0.4cm" svg:x="1.435cm" svg:y="12.035cm">
          <text:p/>
        </draw:circle>
        <draw:connector draw:style-name="gr23" draw:text-style-name="P13" draw:layer="layout" draw:type="line" svg:x1="0.635cm" svg:y1="12.235cm" svg:x2="1.435cm" svg:y2="12.235cm" draw:end-shape="id8" draw:end-glue-point="3" svg:d="M635 12235h800" svg:viewBox="0 0 801 1">
          <text:p/>
        </draw:connector>
        <draw:connector draw:style-name="gr23" draw:text-style-name="P13" draw:layer="layout" draw:type="line" svg:x1="1.835cm" svg:y1="12.235cm" svg:x2="2.635cm" svg:y2="12.235cm" draw:start-shape="id8" draw:start-glue-point="1" svg:d="M1835 12235h800" svg:viewBox="0 0 801 1">
          <text:p/>
        </draw:connector>
        <draw:connector draw:style-name="gr18" draw:text-style-name="P5" draw:layer="layout" draw:type="line" svg:x1="10.835cm" svg:y1="3.835cm" svg:x2="10.835cm" svg:y2="4.235cm" draw:start-shape="id9" draw:start-glue-point="2" draw:end-shape="id10" draw:end-glue-point="0" svg:d="M10835 3835v400" svg:viewBox="0 0 1 401">
          <text:p/>
        </draw:connector>
        <draw:connector draw:style-name="gr18" draw:text-style-name="P5" draw:layer="layout" draw:type="line" svg:x1="10.835cm" svg:y1="4.635cm" svg:x2="10.835cm" svg:y2="5.035cm" draw:start-shape="id10" draw:start-glue-point="2" draw:end-shape="id5" draw:end-glue-point="0" svg:d="M10835 4635v400" svg:viewBox="0 0 1 401">
          <text:p/>
        </draw:connector>
        <draw:connector draw:style-name="gr18" draw:text-style-name="P5" draw:layer="layout" draw:type="line" svg:x1="14.835cm" svg:y1="3.835cm" svg:x2="14.835cm" svg:y2="4.235cm" draw:start-shape="id11" draw:start-glue-point="2" draw:end-shape="id12" draw:end-glue-point="0" svg:d="M14835 3835v400" svg:viewBox="0 0 1 401">
          <text:p/>
        </draw:connector>
        <draw:connector draw:style-name="gr18" draw:text-style-name="P5" draw:layer="layout" draw:type="line" svg:x1="14.835cm" svg:y1="4.635cm" svg:x2="14.835cm" svg:y2="5.035cm" draw:start-shape="id12" draw:start-glue-point="2" draw:end-shape="id7" draw:end-glue-point="0" svg:d="M14835 4635v400" svg:viewBox="0 0 1 401">
          <text:p/>
        </draw:connector>
        <draw:circle draw:style-name="gr21" draw:text-style-name="P11" xml:id="id13" draw:id="id13" draw:layer="layout" svg:width="0.4cm" svg:height="0.4cm" svg:x="4.035cm" svg:y="6.035cm">
          <text:p/>
        </draw:circle>
        <draw:connector draw:style-name="gr18" draw:text-style-name="P5" draw:layer="layout" draw:type="line" svg:x1="4.235cm" svg:y1="5.635cm" svg:x2="4.235cm" svg:y2="6.035cm" draw:end-shape="id13" draw:end-glue-point="0" svg:d="M4235 5635v400" svg:viewBox="0 0 1 401">
          <text:p/>
        </draw:connector>
        <draw:connector draw:style-name="gr18" draw:text-style-name="P5" draw:layer="layout" draw:type="line" svg:x1="4.235cm" svg:y1="6.435cm" svg:x2="4.235cm" svg:y2="6.835cm" draw:start-shape="id13" draw:start-glue-point="2" svg:d="M4235 6435v400" svg:viewBox="0 0 1 401">
          <text:p/>
        </draw:connector>
        <draw:circle draw:style-name="gr16" draw:text-style-name="P11" draw:layer="layout" svg:width="0.4cm" svg:height="0.4cm" svg:x="1.235cm" svg:y="6.035cm">
          <text:p/>
        </draw:circle>
        <draw:g>
          <draw:polygon draw:style-name="gr19" draw:text-style-name="P10" draw:layer="layout" svg:width="0.124cm" svg:height="0.177cm" draw:transform="rotate (-1.5707963267949) translate (1.151cm 6.4299999999993cm)" svg:viewBox="0 0 125 178" draw:points="0,0 0,178 125,89">
            <text:p/>
          </draw:polygon>
          <draw:frame draw:style-name="gr20" draw:text-style-name="P3" draw:layer="layout" svg:width="0.8cm" svg:height="0.8cm" svg:x="0.635cm" svg:y="5.835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18" draw:text-style-name="P5" draw:layer="layout" draw:type="line" svg:x1="1.435cm" svg:y1="5.435cm" svg:x2="1.435cm" svg:y2="6.035cm" svg:d="M1435 5435v600" svg:viewBox="0 0 1 601">
          <text:p/>
        </draw:connector>
        <draw:connector draw:style-name="gr18" draw:text-style-name="P5" draw:layer="layout" draw:type="line" svg:x1="1.435cm" svg:y1="6.435cm" svg:x2="1.435cm" svg:y2="7.035cm" svg:d="M1435 6435v600" svg:viewBox="0 0 1 601">
          <text:p/>
        </draw:connector>
        <draw:g xml:id="id14" draw:id="id14">
          <draw:glue-point draw:id="4" svg:x="-3cm" svg:y="-2.5cm"/>
          <draw:glue-point draw:id="5" svg:x="-3cm" svg:y="2.5cm"/>
          <draw:circle draw:style-name="gr16" draw:text-style-name="P11" draw:layer="layout" svg:width="0.4cm" svg:height="0.4cm" svg:x="2.435cm" svg:y="6.035cm">
            <text:p/>
          </draw:circle>
          <draw:g>
            <draw:polygon draw:style-name="gr19" draw:text-style-name="P10" draw:layer="layout" svg:width="0.124cm" svg:height="0.177cm" draw:transform="rotate (-1.5707963267949) translate (3.15099999999944cm 5.90999999999958cm)" svg:viewBox="0 0 125 178" draw:points="125,0 125,178 0,89">
              <text:p/>
            </draw:polygon>
            <draw:frame draw:style-name="gr20" draw:text-style-name="P3" draw:layer="layout" svg:width="0.8cm" svg:height="0.8cm" svg:x="2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8" draw:text-style-name="P5" draw:layer="layout" draw:type="line" svg:x1="2.635cm" svg:y1="5.435cm" svg:x2="2.635cm" svg:y2="6.035cm" draw:end-shape="id14" draw:end-glue-point="4" svg:d="M2635 5435v600" svg:viewBox="0 0 1 601">
          <text:p/>
        </draw:connector>
        <draw:connector draw:style-name="gr18" draw:text-style-name="P5" draw:layer="layout" draw:type="line" svg:x1="2.635cm" svg:y1="6.435cm" svg:x2="2.635cm" svg:y2="7.035cm" draw:start-shape="id14" draw:start-glue-point="5" svg:d="M2635 6435v600" svg:viewBox="0 0 1 601">
          <text:p/>
        </draw:connector>
        <draw:connector draw:style-name="gr18" draw:text-style-name="P5" draw:layer="layout" draw:type="line" svg:x1="1.235cm" svg:y1="9.835cm" svg:x2="0.635cm" svg:y2="9.835cm" draw:start-shape="id15" draw:start-glue-point="4" svg:d="M1235 9835h-600" svg:viewBox="0 0 601 1">
          <text:p/>
        </draw:connector>
        <draw:connector draw:style-name="gr18" draw:text-style-name="P5" draw:layer="layout" draw:type="line" svg:x1="2.435cm" svg:y1="9.835cm" svg:x2="1.635cm" svg:y2="9.835cm" draw:end-shape="id15" draw:end-glue-point="5" svg:d="M2435 9835h-800" svg:viewBox="0 0 801 1">
          <text:p/>
        </draw:connector>
        <draw:g draw:style-name="gr5" xml:id="id15" draw:id="id15">
          <draw:glue-point draw:id="4" svg:x="-2.5cm" svg:y="3cm"/>
          <draw:glue-point draw:id="5" svg:x="2.5cm" svg:y="3cm"/>
          <draw:circle draw:style-name="gr16" draw:text-style-name="P11" draw:layer="layout" svg:width="0.4cm" svg:height="0.4cm" svg:x="1.235cm" svg:y="9.635cm">
            <text:p/>
          </draw:circle>
          <draw:g>
            <draw:polygon draw:style-name="gr19" draw:text-style-name="P10" draw:layer="layout" svg:width="0.124cm" svg:height="0.177cm" svg:x="1.152cm" svg:y="9.346cm" svg:viewBox="0 0 125 178" draw:points="125,0 125,178 0,89">
              <text:p/>
            </draw:polygon>
            <draw:frame draw:style-name="gr20" draw:text-style-name="P3" draw:layer="layout" svg:width="0.8cm" svg:height="0.8cm" svg:x="1.035cm" svg:y="9.0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g>
            <draw:circle draw:style-name="gr14" draw:text-style-name="P10" draw:layer="layout" svg:width="0.046cm" svg:height="0.046cm" svg:x="0.912cm" svg:y="15.039cm">
              <text:p/>
            </draw:circle>
            <draw:circle draw:style-name="gr14" draw:text-style-name="P10" draw:layer="layout" svg:width="0.046cm" svg:height="0.046cm" svg:x="0.912cm" svg:y="14.947cm">
              <text:p/>
            </draw:circle>
            <draw:rect draw:style-name="gr13" draw:text-style-name="P9" draw:layer="layout" svg:width="0.2cm" svg:height="0.2cm" svg:x="0.835cm" svg:y="14.916cm">
              <text:p/>
            </draw:rect>
          </draw:g>
          <draw:rect draw:style-name="gr13" draw:text-style-name="P9" draw:layer="layout" svg:width="0.6cm" svg:height="0.6cm" svg:x="0.635cm" svg:y="14.716cm">
            <text:p/>
          </draw:rect>
        </draw:g>
        <draw:g>
          <draw:g>
            <draw:circle draw:style-name="gr14" draw:text-style-name="P10" draw:layer="layout" svg:width="0.046cm" svg:height="0.046cm" svg:x="1.758cm" svg:y="14.993cm">
              <text:p/>
            </draw:circle>
            <draw:circle draw:style-name="gr14" draw:text-style-name="P10" draw:layer="layout" svg:width="0.046cm" svg:height="0.046cm" svg:x="1.666cm" svg:y="14.993cm">
              <text:p/>
            </draw:circle>
            <draw:rect draw:style-name="gr13" draw:text-style-name="P9" draw:layer="layout" svg:width="0.2cm" svg:height="0.2cm" svg:x="1.635cm" svg:y="14.916cm">
              <text:p/>
            </draw:rect>
          </draw:g>
          <draw:rect draw:style-name="gr13" draw:text-style-name="P9" draw:layer="layout" svg:width="0.6cm" svg:height="0.6cm" svg:x="1.435cm" svg:y="14.716cm">
            <text:p/>
          </draw:rect>
        </draw:g>
        <draw:g>
          <draw:g>
            <draw:circle draw:style-name="gr14" draw:text-style-name="P10" draw:layer="layout" svg:width="0.046cm" svg:height="0.046cm" svg:x="2.527cm" svg:y="14.978cm">
              <text:p/>
            </draw:circle>
            <draw:circle draw:style-name="gr14" draw:text-style-name="P10" draw:layer="layout" svg:width="0.046cm" svg:height="0.046cm" svg:x="2.466cm" svg:y="15.039cm">
              <text:p/>
            </draw:circle>
            <draw:rect draw:style-name="gr13" draw:text-style-name="P9" draw:layer="layout" svg:width="0.2cm" svg:height="0.2cm" svg:x="2.435cm" svg:y="14.916cm">
              <text:p/>
            </draw:rect>
          </draw:g>
          <draw:rect draw:style-name="gr13" draw:text-style-name="P9" draw:layer="layout" svg:width="0.6cm" svg:height="0.6cm" svg:x="2.235cm" svg:y="14.716cm">
            <text:p/>
          </draw:rect>
        </draw:g>
        <draw:frame draw:style-name="gr24" draw:text-style-name="P1" xml:id="id7" draw:id="id7" draw:layer="layout" svg:width="2cm" svg:height="1.6cm" svg:x="13.835cm" svg:y="5.035cm">
          <draw:text-box>
            <text:p text:style-name="P14"><text:span text:style-name="T5">A</text:span><text:span text:style-name="T5">g</text:span><text:span text:style-name="T5">e</text:span><text:span text:style-name="T5">n</text:span><text:span text:style-name="T5">t</text:span></text:p>
          </draw:text-box>
        </draw:frame>
        <draw:frame draw:style-name="gr24" draw:text-style-name="P1" xml:id="id5" draw:id="id5" draw:layer="layout" svg:width="2cm" svg:height="1.6cm" svg:x="9.835cm" svg:y="5.035cm">
          <draw:text-box>
            <text:p text:style-name="P14"><text:span text:style-name="T5">A</text:span><text:span text:style-name="T5">g</text:span><text:span text:style-name="T5">e</text:span><text:span text:style-name="T5">n</text:span><text:span text:style-name="T5">t</text:span></text:p>
          </draw:text-box>
        </draw:frame>
        <draw:frame draw:style-name="gr25" draw:text-style-name="P1" draw:layer="layout" svg:width="2cm" svg:height="1.2cm" svg:x="1.035cm" svg:y="1.835cm">
          <draw:text-box>
            <text:p text:style-name="P14"><text:span text:style-name="T5">A</text:span><text:span text:style-name="T5">g</text:span><text:span text:style-name="T5">e</text:span><text:span text:style-name="T5">n</text:span><text:span text:style-name="T5">t</text:span></text:p>
          </draw:text-box>
        </draw:frame>
        <draw:frame draw:style-name="gr25" draw:text-style-name="P1" draw:layer="layout" svg:width="2cm" svg:height="1.2cm" svg:x="1.035cm" svg:y="3.435cm">
          <draw:text-box draw:corner-radius="0.6cm">
            <text:p text:style-name="P14"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/text:p>
          </draw:text-box>
        </draw:frame>
        <draw:frame draw:style-name="gr24" draw:text-style-name="P1" draw:layer="layout" svg:width="6cm" svg:height="1.6cm" svg:x="10.135cm" svg:y="7.535cm">
          <draw:text-box draw:corner-radius="0.8cm">
            <text:p text:style-name="P14"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/text:p>
          </draw:text-box>
        </draw:frame>
        <draw:frame draw:style-name="gr26" draw:text-style-name="P15" draw:layer="layout" svg:width="0.8cm" svg:height="0.8cm" svg:x="0.635cm" svg:y="0.635cm">
          <draw:text-box>
            <text:p text:style-name="P14"><text:span text:style-name="T5">A</text:span></text:p>
          </draw:text-box>
        </draw:frame>
        <draw:frame draw:style-name="gr27" draw:text-style-name="P16" draw:layer="layout" svg:width="0.8cm" svg:height="0.8cm" svg:x="1.835cm" svg:y="0.635cm">
          <draw:text-box>
            <text:p text:style-name="P14"><text:span text:style-name="T5">A</text:span></text:p>
          </draw:text-box>
        </draw:frame>
        <draw:frame draw:style-name="gr28" draw:text-style-name="P17" draw:layer="layout" svg:width="0.8cm" svg:height="0.8cm" svg:x="3.035cm" svg:y="0.635cm">
          <draw:text-box>
            <text:p text:style-name="P14"><text:span text:style-name="T5">A</text:span></text:p>
          </draw:text-box>
        </draw:frame>
        <draw:frame draw:style-name="gr29" draw:text-style-name="P18" draw:layer="layout" svg:width="0.8cm" svg:height="0.8cm" svg:x="4.235cm" svg:y="0.635cm">
          <draw:text-box>
            <text:p text:style-name="P14"><text:span text:style-name="T5">A</text:span></text:p>
          </draw:text-box>
        </draw:frame>
        <draw:frame draw:style-name="gr30" draw:text-style-name="P19" draw:layer="layout" svg:width="0.8cm" svg:height="0.8cm" svg:x="5.435cm" svg:y="0.635cm">
          <draw:text-box>
            <text:p text:style-name="P14"><text:span text:style-name="T5">A</text:span></text:p>
          </draw:text-box>
        </draw:frame>
        <draw:frame draw:style-name="gr28" draw:text-style-name="P17" draw:layer="layout" svg:width="0.8cm" svg:height="0.8cm" svg:x="17.135cm" svg:y="2.135cm">
          <draw:text-box>
            <text:p text:style-name="P14"><text:span text:style-name="T5">A</text:span></text:p>
          </draw:text-box>
        </draw:frame>
      </draw:page>
      <draw:page draw:name="EJEMPLO" draw:style-name="dp1" draw:master-page-name="FMC-Blockdiagram.new">
        <draw:g>
          <draw:frame draw:style-name="gr31" draw:text-style-name="P1" draw:layer="layout" svg:width="1.2cm" svg:height="1.287cm" svg:x="2.797cm" svg:y="1.849cm">
            <draw:text-box>
              <text:p/>
            </draw:text-box>
          </draw:frame>
          <draw:g draw:style-name="gr5">
            <draw:circle draw:style-name="gr32" draw:text-style-name="P8" draw:layer="layout" svg:width="0.229cm" svg:height="0.229cm" svg:x="3.311cm" svg:y="2.074cm">
              <text:p/>
            </draw:circle>
            <draw:line draw:style-name="gr33" draw:text-style-name="P5" draw:layer="layout" svg:x1="3.426cm" svg:y1="2.303cm" svg:x2="3.426cm" svg:y2="2.645cm">
              <text:p/>
            </draw:line>
            <draw:line draw:style-name="gr33" draw:text-style-name="P5" draw:layer="layout" svg:x1="3.426cm" svg:y1="2.417cm" svg:x2="3.654cm" svg:y2="2.303cm">
              <text:p/>
            </draw:line>
            <draw:line draw:style-name="gr33" draw:text-style-name="P5" draw:layer="layout" svg:x1="3.426cm" svg:y1="2.417cm" svg:x2="3.197cm" svg:y2="2.303cm">
              <text:p/>
            </draw:line>
            <draw:line draw:style-name="gr33" draw:text-style-name="P5" draw:layer="layout" svg:x1="3.426cm" svg:y1="2.645cm" svg:x2="3.197cm" svg:y2="2.874cm">
              <text:p/>
            </draw:line>
            <draw:line draw:style-name="gr33" draw:text-style-name="P5" draw:layer="layout" svg:x1="3.426cm" svg:y1="2.645cm" svg:x2="3.654cm" svg:y2="2.874cm">
              <text:p/>
            </draw:line>
          </draw:g>
        </draw:g>
        <draw:frame draw:style-name="gr34" draw:text-style-name="P3" draw:layer="layout" svg:width="1.6cm" svg:height="0.319cm" svg:x="2.635cm" svg:y="1.199cm">
          <draw:text-box>
            <text:p text:style-name="P2"><text:span text:style-name="T1">v</text:span><text:span text:style-name="T1">i</text:span><text:span text:style-name="T1">s</text:span><text:span text:style-name="T1">i</text:span><text:span text:style-name="T1">t</text:span><text:span text:style-name="T1">a</text:span><text:span text:style-name="T1">n</text:span><text:span text:style-name="T1">t</text:span><text:span text:style-name="T1">e</text:span></text:p>
          </draw:text-box>
        </draw:frame>
        <draw:g>
          <draw:circle draw:style-name="gr14" draw:text-style-name="P10" draw:layer="layout" svg:width="0.1cm" svg:height="0.1cm" svg:x="10.485cm" svg:y="2.886cm">
            <text:p/>
          </draw:circle>
          <draw:circle draw:style-name="gr14" draw:text-style-name="P10" draw:layer="layout" svg:width="0.1cm" svg:height="0.1cm" svg:x="10.685cm" svg:y="2.886cm">
            <text:p/>
          </draw:circle>
          <draw:circle draw:style-name="gr14" draw:text-style-name="P10" draw:layer="layout" svg:width="0.1cm" svg:height="0.1cm" svg:x="10.885cm" svg:y="2.886cm">
            <text:p/>
          </draw:circle>
          <draw:rect draw:style-name="gr13" draw:text-style-name="P9" draw:layer="layout" svg:width="1.2cm" svg:height="0.4cm" svg:x="10.135cm" svg:y="2.736cm">
            <text:p/>
          </draw:rect>
        </draw:g>
        <draw:frame draw:style-name="gr35" draw:text-style-name="P1" xml:id="id29" draw:id="id29" draw:layer="layout" svg:width="5cm" svg:height="1.338cm" draw:transform="rotate (-1.5707963267949) translate (4.119cm 4.535cm)">
          <draw:text-box>
            <text:p text:style-name="P14"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o</text:span><text:span text:style-name="T5">r</text:span><text:span text:style-name="T5">i</text:span><text:span text:style-name="T5">o</text:span><text:span text:style-name="T5"> </text:span><text:span text:style-name="T5">d</text:span><text:span text:style-name="T5">e</text:span><text:span text:style-name="T5"> </text:span></text:p>
            <text:p text:style-name="P14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/text:p>
          </draw:text-box>
        </draw:frame>
        <draw:frame draw:style-name="gr36" draw:text-style-name="P1" xml:id="id41" draw:id="id41" draw:layer="layout" svg:width="5cm" svg:height="1.5cm" svg:x="2.735cm" svg:y="15.335cm">
          <draw:text-box>
            <text:p text:style-name="P14"><text:span text:style-name="T5">Grid Portal</text:span></text:p>
          </draw:text-box>
          <draw:glue-point draw:id="4" svg:x="5cm" svg:y="1.666cm"/>
          <draw:glue-point draw:id="5" svg:x="5cm" svg:y="-1.666cm" draw:escape-direction="right"/>
        </draw:frame>
        <draw:frame draw:style-name="gr37" draw:text-style-name="P1" draw:layer="layout" svg:width="2.5cm" svg:height="1.283cm" svg:x="8.135cm" svg:y="17.752cm">
          <draw:text-box>
            <text:p text:style-name="P14"><text:span text:style-name="T5">s</text:span><text:span text:style-name="T5">e</text:span><text:span text:style-name="T5">r</text:span><text:span text:style-name="T5">v</text:span><text:span text:style-name="T5">i</text:span><text:span text:style-name="T5">d</text:span><text:span text:style-name="T5">o</text:span><text:span text:style-name="T5">r</text:span><text:span text:style-name="T5"> </text:span></text:p>
            <text:p text:style-name="P14"><text:span text:style-name="T5">d</text:span><text:span text:style-name="T5">e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/text:p>
            <text:p text:style-name="P14"><text:span text:style-name="T5">d</text:span><text:span text:style-name="T5">e</text:span><text:span text:style-name="T5"> </text:span><text:span text:style-name="T5">d</text:span><text:span text:style-name="T5">a</text:span><text:span text:style-name="T5">t</text:span><text:span text:style-name="T5">o</text:span><text:span text:style-name="T5">s</text:span></text:p>
          </draw:text-box>
        </draw:frame>
        <draw:g xml:id="id47" draw:id="id47">
          <draw:frame draw:style-name="gr38" draw:text-style-name="P20" draw:layer="layout" svg:width="4.1cm" svg:height="4cm" svg:x="14.235cm" svg:y="10.935cm">
            <draw:text-box>
              <text:p text:style-name="P14"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a</text:span><text:span text:style-name="T5">r</text:span><text:span text:style-name="T5">q</text:span><text:span text:style-name="T5">u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a</text:span><text:span text:style-name="T5"> </text:span></text:p>
              <text:p text:style-name="P14"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g</text:span><text:span text:style-name="T5">r</text:span><text:span text:style-name="T5">i</text:span><text:span text:style-name="T5">d</text:span></text:p>
            </draw:text-box>
          </draw:frame>
          <draw:g>
            <draw:frame draw:style-name="gr39" draw:text-style-name="P20" draw:layer="layout" svg:width="2.5cm" svg:height="0.533cm" svg:x="15.035cm" svg:y="13.171cm">
              <draw:text-box>
                <text:p text:style-name="P14"><text:span text:style-name="T5">p</text:span><text:span text:style-name="T5">r</text:span><text:span text:style-name="T5">o</text:span><text:span text:style-name="T5">x</text:span><text:span text:style-name="T5">y</text:span></text:p>
              </draw:text-box>
            </draw:frame>
            <draw:frame draw:style-name="gr40" draw:text-style-name="P20" draw:layer="layout" svg:width="2.5cm" svg:height="0.889cm" svg:x="15.035cm" svg:y="11.972cm">
              <draw:text-box>
                <text:p text:style-name="P14"><text:span text:style-name="T5">e</text:span><text:span text:style-name="T5">n</text:span><text:span text:style-name="T5">t</text:span><text:span text:style-name="T5">i</text:span><text:span text:style-name="T5">d</text:span><text:span text:style-name="T5">a</text:span><text:span text:style-name="T5">d</text:span><text:span text:style-name="T5"> </text:span><text:span text:style-name="T5">c</text:span><text:span text:style-name="T5">e</text:span><text:span text:style-name="T5">r</text:span><text:span text:style-name="T5">t</text:span><text:span text:style-name="T5">i</text:span><text:span text:style-name="T5">f</text:span><text:span text:style-name="T5">i</text:span><text:span text:style-name="T5">c</text:span><text:span text:style-name="T5">a</text:span><text:span text:style-name="T5">d</text:span><text:span text:style-name="T5">o</text:span><text:span text:style-name="T5">r</text:span><text:span text:style-name="T5">a</text:span></text:p>
              </draw:text-box>
            </draw:frame>
            <draw:frame draw:style-name="gr39" draw:text-style-name="P20" draw:layer="layout" svg:width="2.5cm" svg:height="0.533cm" svg:x="15.035cm" svg:y="14.105cm">
              <draw:text-box>
                <text:p text:style-name="P14"><text:span text:style-name="T5">g</text:span><text:span text:style-name="T5">f</text:span><text:span text:style-name="T5">t</text:span><text:span text:style-name="T5">p</text:span></text:p>
              </draw:text-box>
            </draw:frame>
          </draw:g>
        </draw:g>
        <draw:g xml:id="id56" draw:id="id56">
          <draw:glue-point draw:id="4" svg:x="3cm" svg:y="-4.545cm"/>
          <draw:glue-point draw:id="5" svg:x="0.7cm" svg:y="-1cm" draw:align="center" draw:escape-direction="up"/>
          <draw:frame draw:style-name="gr41" draw:text-style-name="P20" draw:layer="layout" svg:width="4cm" svg:height="1.7cm" svg:x="23.8cm" svg:y="2.435cm">
            <draw:text-box>
              <text:p text:style-name="P14"><text:span text:style-name="T5">c</text:span><text:span text:style-name="T5">o</text:span><text:span text:style-name="T5">n</text:span><text:span text:style-name="T5">s</text:span><text:span text:style-name="T5">o</text:span><text:span text:style-name="T5">l</text:span><text:span text:style-name="T5">a</text:span><text:span text:style-name="T5"> </text:span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c</text:span><text:span text:style-name="T5">i</text:span><text:span text:style-name="T5">ó</text:span><text:span text:style-name="T5">n</text:span></text:p>
            </draw:text-box>
          </draw:frame>
          <draw:frame draw:style-name="gr42" draw:text-style-name="P20" draw:layer="layout" svg:width="2.5cm" svg:height="0.726cm" svg:x="24.55cm" svg:y="3.03cm">
            <draw:text-box>
              <text:p text:style-name="P14"><text:span text:style-name="T5">s</text:span><text:span text:style-name="T5">h</text:span><text:span text:style-name="T5">e</text:span><text:span text:style-name="T5">l</text:span><text:span text:style-name="T5">l</text:span></text:p>
            </draw:text-box>
          </draw:frame>
        </draw:g>
        <draw:g>
          <draw:frame draw:style-name="gr43" draw:text-style-name="P20" draw:layer="layout" svg:width="5.1cm" svg:height="3.9cm" svg:x="21.135cm" svg:y="6.835cm">
            <draw:text-box>
              <text:p text:style-name="P14"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a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i</text:span><text:span text:style-name="T5">d</text:span><text:span text:style-name="T5">o</text:span></text:p>
            </draw:text-box>
          </draw:frame>
          <draw:frame draw:style-name="gr44" draw:text-style-name="P20" xml:id="id51" draw:id="id51" draw:layer="layout" svg:width="4.55cm" svg:height="0.889cm" svg:x="21.41cm" svg:y="7.938cm">
            <draw:text-box>
              <text:p text:style-name="P14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</text:span><text:span text:style-name="T5">d</text:span><text:span text:style-name="T5">o</text:span><text:span text:style-name="T5">r</text:span><text:span text:style-name="T5"> </text:span><text:span text:style-name="T5">d</text:span><text:span text:style-name="T5">e</text:span><text:span text:style-name="T5"> </text:span><text:span text:style-name="T5">t</text:span><text:span text:style-name="T5">a</text:span><text:span text:style-name="T5">r</text:span><text:span text:style-name="T5">e</text:span><text:span text:style-name="T5">a</text:span><text:span text:style-name="T5">s</text:span><text:span text:style-name="T5"> </text:span></text:p>
              <text:p text:style-name="P14"><text:span text:style-name="T5">g</text:span><text:span text:style-name="T5">e</text:span><text:span text:style-name="T5">n</text:span><text:span text:style-name="T5">é</text:span><text:span text:style-name="T5">r</text:span><text:span text:style-name="T5">i</text:span><text:span text:style-name="T5">c</text:span><text:span text:style-name="T5">o</text:span></text:p>
            </draw:text-box>
          </draw:frame>
          <draw:frame draw:style-name="gr44" draw:text-style-name="P20" xml:id="id49" draw:id="id49" draw:layer="layout" svg:width="4.55cm" svg:height="0.889cm" svg:x="21.41cm" svg:y="9.235cm">
            <draw:text-box>
              <text:p text:style-name="P14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</text:span><text:span text:style-name="T5">d</text:span><text:span text:style-name="T5">o</text:span><text:span text:style-name="T5">r</text:span><text:span text:style-name="T5"> </text:span><text:span text:style-name="T5">d</text:span><text:span text:style-name="T5">e</text:span><text:span text:style-name="T5"> </text:span><text:span text:style-name="T5">t</text:span><text:span text:style-name="T5">a</text:span><text:span text:style-name="T5">r</text:span><text:span text:style-name="T5">e</text:span><text:span text:style-name="T5">a</text:span><text:span text:style-name="T5">s</text:span><text:span text:style-name="T5"> </text:span><text:span text:style-name="T5">P</text:span><text:span text:style-name="T5">B</text:span><text:span text:style-name="T5">S</text:span></text:p>
            </draw:text-box>
            <draw:glue-point draw:id="4" svg:x="2.087cm" svg:y="5.129cm"/>
            <draw:glue-point draw:id="5" svg:x="-2.307cm" svg:y="5.129cm"/>
          </draw:frame>
        </draw:g>
        <draw:frame draw:style-name="gr45" draw:text-style-name="P20" xml:id="id62" draw:id="id62" draw:layer="layout" svg:width="4cm" svg:height="0.918cm" svg:x="11.435cm" svg:y="15.735cm">
          <draw:text-box>
            <text:p text:style-name="P14"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 </text:span><text:span text:style-name="T5">d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/text:p>
          </draw:text-box>
        </draw:frame>
        <draw:frame draw:style-name="gr46" draw:text-style-name="P21" draw:layer="layout" svg:width="6cm" svg:height="1.6cm" svg:x="11.735cm" svg:y="18.135cm">
          <draw:text-box draw:corner-radius="0.8cm">
            <text:p text:style-name="P14"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i</text:span><text:span text:style-name="T5">o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a</text:span><text:span text:style-name="T5">l</text:span><text:span text:style-name="T5">m</text:span><text:span text:style-name="T5">a</text:span><text:span text:style-name="T5">c</text:span><text:span text:style-name="T5">e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frame draw:style-name="gr46" draw:text-style-name="P21" xml:id="id44" draw:id="id44" draw:layer="layout" svg:width="6cm" svg:height="1.6cm" draw:transform="rotate (-1.5707963267949) translate (2.452cm 5.635cm)">
          <draw:text-box draw:corner-radius="0.8cm">
            <text:p text:style-name="P14"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i</text:span><text:span text:style-name="T5">o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a</text:span><text:span text:style-name="T5">l</text:span><text:span text:style-name="T5">m</text:span><text:span text:style-name="T5">a</text:span><text:span text:style-name="T5">c</text:span><text:span text:style-name="T5">e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g xml:id="id59" draw:id="id59">
          <draw:frame draw:style-name="gr47" draw:text-style-name="P20" draw:layer="layout" svg:width="9cm" svg:height="7.7cm" svg:x="19.135cm" svg:y="12.335cm">
            <draw:text-box>
              <text:p text:style-name="P14"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/text:p>
            </draw:text-box>
          </draw:frame>
          <draw:frame draw:style-name="gr44" draw:text-style-name="P20" xml:id="id16" draw:id="id16" draw:layer="layout" svg:width="2.283cm" svg:height="0.889cm" svg:x="20.391cm" svg:y="13.289cm">
            <draw:text-box>
              <text:p text:style-name="P14"><text:span text:style-name="T5">n</text:span><text:span text:style-name="T5">o</text:span><text:span text:style-name="T5">d</text:span><text:span text:style-name="T5">o</text:span><text:span text:style-name="T5"> </text:span><text:span text:style-name="T5">m</text:span><text:span text:style-name="T5">a</text:span><text:span text:style-name="T5">e</text:span><text:span text:style-name="T5">s</text:span><text:span text:style-name="T5">t</text:span><text:span text:style-name="T5">r</text:span><text:span text:style-name="T5">o</text:span><text:span text:style-name="T5"> </text:span><text:span text:style-name="T5">P</text:span><text:span text:style-name="T5">B</text:span><text:span text:style-name="T5">S</text:span></text:p>
            </draw:text-box>
          </draw:frame>
          <draw:frame draw:style-name="gr44" draw:text-style-name="P20" xml:id="id22" draw:id="id22" draw:layer="layout" svg:width="2.833cm" svg:height="0.889cm" svg:x="24.802cm" svg:y="13.231cm">
            <draw:text-box>
              <text:p text:style-name="P14"><text:span text:style-name="T5">nodo <text:s/></text:span><text:span text:style-name="T5">maestro </text:span><text:span text:style-name="T5">cluster </text:span><text:span text:style-name="T5">genérico</text:span></text:p>
            </draw:text-box>
          </draw:frame>
          <draw:frame draw:style-name="gr44" draw:text-style-name="P20" xml:id="id18" draw:id="id18" draw:layer="layout" svg:width="3.013cm" svg:height="0.889cm" svg:x="20.37cm" svg:y="14.39cm">
            <draw:text-box>
              <text:p text:style-name="P14"><text:span text:style-name="T5">nodo </text:span><text:span text:style-name="T5">computo </text:span><text:span text:style-name="T5">PBS</text:span></text:p>
            </draw:text-box>
          </draw:frame>
          <draw:frame draw:style-name="gr44" draw:text-style-name="P20" xml:id="id24" draw:id="id24" draw:layer="layout" svg:width="3.131cm" svg:height="0.889cm" svg:x="24.804cm" svg:y="14.389cm">
            <draw:text-box>
              <text:p text:style-name="P14"><text:span text:style-name="T5">nodo </text:span><text:span text:style-name="T5">computo</text:span></text:p>
              <text:p text:style-name="P14"><text:span text:style-name="T5">genérico</text:span></text:p>
            </draw:text-box>
          </draw:frame>
          <draw:frame draw:style-name="gr44" draw:text-style-name="P20" xml:id="id19" draw:id="id19" draw:layer="layout" svg:width="3.013cm" svg:height="0.889cm" svg:x="20.37cm" svg:y="15.424cm">
            <draw:text-box>
              <text:p text:style-name="P14"><text:span text:style-name="T5">n</text:span><text:span text:style-name="T5">o</text:span><text:span text:style-name="T5">d</text:span><text:span text:style-name="T5">o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o</text:span><text:span text:style-name="T5"> </text:span><text:span text:style-name="T5">P</text:span><text:span text:style-name="T5">B</text:span><text:span text:style-name="T5">S</text:span></text:p>
            </draw:text-box>
          </draw:frame>
          <draw:frame draw:style-name="gr44" draw:text-style-name="P20" xml:id="id20" draw:id="id20" draw:layer="layout" svg:width="3.013cm" svg:height="0.889cm" svg:x="20.37cm" svg:y="16.457cm">
            <draw:text-box>
              <text:p text:style-name="P14"><text:span text:style-name="T5">n</text:span><text:span text:style-name="T5">o</text:span><text:span text:style-name="T5">d</text:span><text:span text:style-name="T5">o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o</text:span><text:span text:style-name="T5"> </text:span><text:span text:style-name="T5">P</text:span><text:span text:style-name="T5">B</text:span><text:span text:style-name="T5">S</text:span></text:p>
            </draw:text-box>
          </draw:frame>
          <draw:frame draw:style-name="gr44" draw:text-style-name="P20" xml:id="id21" draw:id="id21" draw:layer="layout" svg:width="3.013cm" svg:height="0.889cm" svg:x="20.37cm" svg:y="18.396cm">
            <draw:text-box>
              <text:p text:style-name="P14"><text:span text:style-name="T5">nodo computo </text:span><text:span text:style-name="T5">PBS</text:span></text:p>
            </draw:text-box>
          </draw:frame>
          <draw:frame draw:style-name="gr44" draw:text-style-name="P20" xml:id="id25" draw:id="id25" draw:layer="layout" svg:width="3.131cm" svg:height="0.889cm" svg:x="24.805cm" svg:y="15.414cm">
            <draw:text-box>
              <text:p text:style-name="P14"><text:span text:style-name="T5">nodo </text:span><text:span text:style-name="T5">computo</text:span></text:p>
              <text:p text:style-name="P14"><text:span text:style-name="T5">genérico</text:span></text:p>
            </draw:text-box>
          </draw:frame>
          <draw:frame draw:style-name="gr44" draw:text-style-name="P20" xml:id="id26" draw:id="id26" draw:layer="layout" svg:width="3.131cm" svg:height="0.889cm" svg:x="24.806cm" svg:y="16.439cm">
            <draw:text-box>
              <text:p text:style-name="P14"><text:span text:style-name="T5">nodo computo</text:span></text:p>
              <text:p text:style-name="P14"><text:span text:style-name="T5">genérico</text:span></text:p>
            </draw:text-box>
          </draw:frame>
          <draw:frame draw:style-name="gr44" draw:text-style-name="P20" xml:id="id27" draw:id="id27" draw:layer="layout" svg:width="3.131cm" svg:height="0.889cm" svg:x="24.807cm" svg:y="18.389cm">
            <draw:text-box>
              <text:p text:style-name="P14"><text:span text:style-name="T5">nodo computo</text:span></text:p>
              <text:p text:style-name="P14"><text:span text:style-name="T5">genérico</text:span></text:p>
            </draw:text-box>
          </draw:frame>
          <draw:circle draw:style-name="gr48" draw:text-style-name="P22" xml:id="id17" draw:id="id17" draw:layer="layout" svg:width="0.4cm" svg:height="0.4cm" svg:x="19.635cm" svg:y="13.535cm">
            <text:p/>
          </draw:circle>
          <draw:connector draw:style-name="gr49" draw:text-style-name="P23" draw:layer="layout" draw:type="line" svg:x1="20.391cm" svg:y1="13.733cm" svg:x2="20.035cm" svg:y2="13.735cm" draw:start-shape="id16" draw:start-glue-point="3" draw:end-shape="id17" draw:end-glue-point="1" svg:d="M20391 13733l-356 2" svg:viewBox="0 0 357 3">
            <text:p/>
          </draw:connector>
          <draw:connector draw:style-name="gr50" draw:text-style-name="P24" draw:layer="layout" svg:x1="19.835cm" svg:y1="13.935cm" svg:x2="20.37cm" svg:y2="14.834cm" draw:start-shape="id17" draw:start-glue-point="2" draw:end-shape="id18" draw:end-glue-point="3" svg:d="M19835 13935v899h535" svg:viewBox="0 0 536 900">
            <text:p/>
          </draw:connector>
          <draw:connector draw:style-name="gr50" draw:text-style-name="P24" draw:layer="layout" svg:x1="19.835cm" svg:y1="13.935cm" svg:x2="20.37cm" svg:y2="15.868cm" draw:start-shape="id17" draw:start-glue-point="2" draw:end-shape="id19" draw:end-glue-point="3" svg:d="M19835 13935v1933h535" svg:viewBox="0 0 536 1934">
            <text:p/>
          </draw:connector>
          <draw:connector draw:style-name="gr50" draw:text-style-name="P24" draw:layer="layout" svg:x1="19.835cm" svg:y1="13.935cm" svg:x2="20.37cm" svg:y2="16.901cm" draw:start-shape="id17" draw:start-glue-point="2" draw:end-shape="id20" draw:end-glue-point="3" svg:d="M19835 13935v2966h535" svg:viewBox="0 0 536 2967">
            <text:p/>
          </draw:connector>
          <draw:connector draw:style-name="gr50" draw:text-style-name="P24" draw:layer="layout" svg:x1="19.835cm" svg:y1="13.935cm" svg:x2="20.37cm" svg:y2="18.84cm" draw:start-shape="id17" draw:start-glue-point="2" draw:end-shape="id21" draw:end-glue-point="3" svg:d="M19835 13935v4905h535" svg:viewBox="0 0 536 4906">
            <text:p/>
          </draw:connector>
          <draw:circle draw:style-name="gr48" draw:text-style-name="P22" xml:id="id23" draw:id="id23" draw:layer="layout" svg:width="0.4cm" svg:height="0.4cm" svg:x="24.06cm" svg:y="13.485cm">
            <text:p/>
          </draw:circle>
          <draw:connector draw:style-name="gr49" draw:text-style-name="P23" draw:layer="layout" draw:type="line" svg:x1="24.802cm" svg:y1="13.675cm" svg:x2="24.46cm" svg:y2="13.685cm" draw:start-shape="id22" draw:start-glue-point="3" draw:end-shape="id23" draw:end-glue-point="1" svg:d="M24802 13675l-342 10" svg:viewBox="0 0 343 11">
            <text:p/>
          </draw:connector>
          <draw:connector draw:style-name="gr50" draw:text-style-name="P24" draw:layer="layout" svg:x1="24.26cm" svg:y1="13.885cm" svg:x2="24.804cm" svg:y2="14.833cm" draw:start-shape="id23" draw:start-glue-point="2" draw:end-shape="id24" svg:d="M24260 13885v948h544" svg:viewBox="0 0 545 949">
            <text:p/>
          </draw:connector>
          <draw:connector draw:style-name="gr50" draw:text-style-name="P24" draw:layer="layout" svg:x1="24.26cm" svg:y1="13.885cm" svg:x2="24.805cm" svg:y2="15.858cm" draw:start-shape="id23" draw:start-glue-point="2" draw:end-shape="id25" draw:end-glue-point="3" svg:d="M24260 13885v1973h545" svg:viewBox="0 0 546 1974">
            <text:p/>
          </draw:connector>
          <draw:connector draw:style-name="gr50" draw:text-style-name="P24" draw:layer="layout" svg:x1="24.26cm" svg:y1="13.885cm" svg:x2="24.806cm" svg:y2="16.883cm" draw:start-shape="id23" draw:start-glue-point="2" draw:end-shape="id26" draw:end-glue-point="3" svg:d="M24260 13885v2998h546" svg:viewBox="0 0 547 2999">
            <text:p/>
          </draw:connector>
          <draw:connector draw:style-name="gr50" draw:text-style-name="P24" draw:layer="layout" svg:x1="24.26cm" svg:y1="13.885cm" svg:x2="24.807cm" svg:y2="18.833cm" draw:start-shape="id23" draw:start-glue-point="2" draw:end-shape="id27" draw:end-glue-point="3" svg:d="M24260 13885v4948h547" svg:viewBox="0 0 548 4949">
            <text:p/>
          </draw:connector>
          <draw:g>
            <draw:polygon draw:style-name="gr51" draw:text-style-name="P10" draw:layer="layout" svg:width="0.124cm" svg:height="0.177cm" draw:transform="rotate (-1.5707963267949) translate (23.947cm 13.885999999999cm)" svg:viewBox="0 0 125 178" draw:points="0,0 0,178 125,89">
              <text:p/>
            </draw:polygon>
            <draw:frame draw:style-name="gr52" draw:text-style-name="P3" draw:layer="layout" svg:width="0.8cm" svg:height="1cm" svg:x="23.431cm" svg:y="13.191cm">
              <draw:text-box>
                <text:p text:style-name="P2"><text:span text:style-name="T6"><text:s/></text:span><text:span text:style-name="T6">R</text:span></text:p>
              </draw:text-box>
            </draw:frame>
          </draw:g>
          <draw:g>
            <draw:circle draw:style-name="gr53" draw:text-style-name="P10" draw:layer="layout" svg:width="0.1cm" svg:height="0.1cm" draw:transform="rotate (1.5707963267949) translate (21.686cm 18.101cm)">
              <text:p/>
            </draw:circle>
            <draw:circle draw:style-name="gr53" draw:text-style-name="P10" draw:layer="layout" svg:width="0.1cm" svg:height="0.1cm" draw:transform="rotate (1.5707963267949) translate (21.686cm 17.901cm)">
              <text:p/>
            </draw:circle>
            <draw:circle draw:style-name="gr53" draw:text-style-name="P10" draw:layer="layout" svg:width="0.1cm" svg:height="0.1cm" draw:transform="rotate (1.5707963267949) translate (21.686cm 17.701cm)">
              <text:p/>
            </draw:circle>
            <draw:rect draw:style-name="gr54" draw:text-style-name="P9" draw:layer="layout" svg:width="1.2cm" svg:height="0.4cm" draw:transform="rotate (1.5707963267949) translate (21.536cm 18.451cm)">
              <text:p/>
            </draw:rect>
          </draw:g>
          <draw:g>
            <draw:circle draw:style-name="gr53" draw:text-style-name="P10" draw:layer="layout" svg:width="0.1cm" svg:height="0.1cm" draw:transform="rotate (1.5707963267949) translate (26.286cm 18.129cm)">
              <text:p/>
            </draw:circle>
            <draw:circle draw:style-name="gr53" draw:text-style-name="P10" draw:layer="layout" svg:width="0.1cm" svg:height="0.1cm" draw:transform="rotate (1.5707963267949) translate (26.286cm 17.929cm)">
              <text:p/>
            </draw:circle>
            <draw:circle draw:style-name="gr53" draw:text-style-name="P10" draw:layer="layout" svg:width="0.1cm" svg:height="0.1cm" draw:transform="rotate (1.5707963267949) translate (26.286cm 17.729cm)">
              <text:p/>
            </draw:circle>
            <draw:rect draw:style-name="gr54" draw:text-style-name="P9" draw:layer="layout" svg:width="1.2cm" svg:height="0.4cm" draw:transform="rotate (1.5707963267949) translate (26.136cm 18.479cm)">
              <text:p/>
            </draw:rect>
          </draw:g>
          <draw:g>
            <draw:polygon draw:style-name="gr51" draw:text-style-name="P10" draw:layer="layout" svg:width="0.124cm" svg:height="0.177cm" draw:transform="rotate (-1.5707963267949) translate (19.547cm 13.7859999999994cm)" svg:viewBox="0 0 125 178" draw:points="0,0 0,178 125,89">
              <text:p/>
            </draw:polygon>
            <draw:frame draw:style-name="gr52" draw:text-style-name="P3" draw:layer="layout" svg:width="0.8cm" svg:height="1cm" svg:x="19.031cm" svg:y="13.091cm">
              <draw:text-box>
                <text:p text:style-name="P2"><text:span text:style-name="T6"><text:s/></text:span><text:span text:style-name="T6">R</text:span></text:p>
              </draw:text-box>
            </draw:frame>
          </draw:g>
        </draw:g>
        <draw:frame draw:style-name="gr35" draw:text-style-name="P1" xml:id="id34" draw:id="id34" draw:layer="layout" svg:width="5cm" svg:height="1.338cm" draw:transform="rotate (-1.5707963267949) translate (6.933cm 7.635cm)">
          <draw:text-box>
            <text:p text:style-name="P14"><text:span text:style-name="T5">in</text:span><text:span text:style-name="T5">te</text:span><text:span text:style-name="T5">rf</text:span><text:span text:style-name="T5">a</text:span><text:span text:style-name="T5">z </text:span><text:span text:style-name="T5">d</text:span><text:span text:style-name="T5">e</text:span></text:p>
            <text:p text:style-name="P14"><text:span text:style-name="T5">ut</text:span><text:span text:style-name="T5">ili</text:span><text:span text:style-name="T5">d</text:span><text:span text:style-name="T5">a</text:span><text:span text:style-name="T5">d</text:span><text:span text:style-name="T5">e</text:span><text:span text:style-name="T5">s</text:span></text:p>
          </draw:text-box>
        </draw:frame>
        <draw:frame draw:style-name="gr35" draw:text-style-name="P1" xml:id="id39" draw:id="id39" draw:layer="layout" svg:width="5cm" svg:height="1.338cm" draw:transform="rotate (-1.5707963267949) translate (9.375cm 7.635cm)">
          <draw:text-box>
            <text:p text:style-name="P14"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z</text:span></text:p>
            <text:p text:style-name="P14"><text:span text:style-name="T5"><text:s/></text:span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/text:p>
          </draw:text-box>
        </draw:frame>
        <draw:frame draw:style-name="gr55" draw:text-style-name="P25" draw:layer="layout" svg:width="1.6cm" svg:height="0.637cm" svg:x="5.035cm" svg:y="0.939cm">
          <draw:text-box>
            <text:p text:style-name="P14"><text:span text:style-name="T1">v</text:span><text:span text:style-name="T1">i</text:span><text:span text:style-name="T1">s</text:span><text:span text:style-name="T1">i</text:span><text:span text:style-name="T1">t</text:span><text:span text:style-name="T1">a</text:span><text:span text:style-name="T1">n</text:span><text:span text:style-name="T1">t</text:span><text:span text:style-name="T1">e</text:span></text:p>
            <text:p text:style-name="P14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r</text:span><text:span text:style-name="T1">a</text:span><text:span text:style-name="T1">d</text:span><text:span text:style-name="T1">o</text:span></text:p>
          </draw:text-box>
        </draw:frame>
        <draw:g xml:id="id30" draw:id="id30">
          <draw:frame draw:style-name="gr56" draw:text-style-name="P26" draw:layer="layout" svg:width="1.2cm" svg:height="1.287cm" svg:x="5.235cm" svg:y="1.849cm">
            <draw:text-box>
              <text:p/>
            </draw:text-box>
          </draw:frame>
          <draw:g draw:style-name="gr5">
            <draw:circle draw:style-name="gr57" draw:text-style-name="P27" draw:layer="layout" svg:width="0.229cm" svg:height="0.229cm" svg:x="5.749cm" svg:y="2.074cm">
              <text:p/>
            </draw:circle>
            <draw:line draw:style-name="gr58" draw:text-style-name="P28" draw:layer="layout" svg:x1="5.864cm" svg:y1="2.303cm" svg:x2="5.864cm" svg:y2="2.645cm">
              <text:p/>
            </draw:line>
            <draw:line draw:style-name="gr58" draw:text-style-name="P28" draw:layer="layout" svg:x1="5.864cm" svg:y1="2.417cm" svg:x2="6.092cm" svg:y2="2.303cm">
              <text:p/>
            </draw:line>
            <draw:line draw:style-name="gr58" draw:text-style-name="P28" draw:layer="layout" svg:x1="5.864cm" svg:y1="2.417cm" svg:x2="5.635cm" svg:y2="2.303cm">
              <text:p/>
            </draw:line>
            <draw:line draw:style-name="gr58" draw:text-style-name="P28" draw:layer="layout" svg:x1="5.864cm" svg:y1="2.645cm" svg:x2="5.635cm" svg:y2="2.874cm">
              <text:p/>
            </draw:line>
            <draw:line draw:style-name="gr58" draw:text-style-name="P28" draw:layer="layout" svg:x1="5.864cm" svg:y1="2.645cm" svg:x2="6.092cm" svg:y2="2.874cm">
              <text:p/>
            </draw:line>
          </draw:g>
        </draw:g>
        <draw:frame draw:style-name="gr55" draw:text-style-name="P25" draw:layer="layout" svg:width="1.6cm" svg:height="0.637cm" svg:x="7.835cm" svg:y="0.972cm">
          <draw:text-box>
            <text:p text:style-name="P14"><text:span text:style-name="T1">a</text:span><text:span text:style-name="T1">r</text:span><text:span text:style-name="T1">t</text:span><text:span text:style-name="T1">i</text:span><text:span text:style-name="T1">s</text:span><text:span text:style-name="T1">t</text:span><text:span text:style-name="T1">a</text:span></text:p>
            <text:p text:style-name="P14"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d</text:span><text:span text:style-name="T1">o</text:span><text:span text:style-name="T1">r</text:span></text:p>
          </draw:text-box>
        </draw:frame>
        <draw:g xml:id="id32" draw:id="id32">
          <draw:frame draw:style-name="gr59" draw:text-style-name="P29" draw:layer="layout" svg:width="1.2cm" svg:height="1.286cm" svg:x="8.035cm" svg:y="1.849cm">
            <draw:text-box>
              <text:p/>
            </draw:text-box>
          </draw:frame>
          <draw:g draw:style-name="gr5">
            <draw:circle draw:style-name="gr60" draw:text-style-name="P30" draw:layer="layout" svg:width="0.229cm" svg:height="0.229cm" svg:x="8.549cm" svg:y="2.074cm">
              <text:p/>
            </draw:circle>
            <draw:line draw:style-name="gr61" draw:text-style-name="P31" draw:layer="layout" svg:x1="8.664cm" svg:y1="2.303cm" svg:x2="8.664cm" svg:y2="2.645cm">
              <text:p/>
            </draw:line>
            <draw:line draw:style-name="gr61" draw:text-style-name="P31" draw:layer="layout" svg:x1="8.664cm" svg:y1="2.417cm" svg:x2="8.892cm" svg:y2="2.303cm">
              <text:p/>
            </draw:line>
            <draw:line draw:style-name="gr61" draw:text-style-name="P31" draw:layer="layout" svg:x1="8.664cm" svg:y1="2.417cm" svg:x2="8.435cm" svg:y2="2.303cm">
              <text:p/>
            </draw:line>
            <draw:line draw:style-name="gr61" draw:text-style-name="P31" draw:layer="layout" svg:x1="8.664cm" svg:y1="2.645cm" svg:x2="8.435cm" svg:y2="2.874cm">
              <text:p/>
            </draw:line>
            <draw:line draw:style-name="gr61" draw:text-style-name="P31" draw:layer="layout" svg:x1="8.664cm" svg:y1="2.645cm" svg:x2="8.892cm" svg:y2="2.874cm">
              <text:p/>
            </draw:line>
          </draw:g>
        </draw:g>
        <draw:frame draw:style-name="gr55" draw:text-style-name="P25" draw:layer="layout" svg:width="1.6cm" svg:height="0.637cm" svg:x="11.935cm" svg:y="0.973cm">
          <draw:text-box>
            <text:p text:style-name="P14"><text:span text:style-name="T1">a</text:span><text:span text:style-name="T1">r</text:span><text:span text:style-name="T1">t</text:span><text:span text:style-name="T1">i</text:span><text:span text:style-name="T1">s</text:span><text:span text:style-name="T1">t</text:span><text:span text:style-name="T1">a</text:span></text:p>
            <text:p text:style-name="P14"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d</text:span><text:span text:style-name="T1">o</text:span><text:span text:style-name="T1">r</text:span></text:p>
          </draw:text-box>
        </draw:frame>
        <draw:g xml:id="id35" draw:id="id35">
          <draw:frame draw:style-name="gr62" draw:text-style-name="P29" draw:layer="layout" svg:width="1.2cm" svg:height="1.287cm" svg:x="12.135cm" svg:y="1.849cm">
            <draw:text-box>
              <text:p/>
            </draw:text-box>
          </draw:frame>
          <draw:g draw:style-name="gr5">
            <draw:circle draw:style-name="gr63" draw:text-style-name="P30" draw:layer="layout" svg:width="0.229cm" svg:height="0.229cm" svg:x="12.649cm" svg:y="2.074cm">
              <text:p/>
            </draw:circle>
            <draw:line draw:style-name="gr64" draw:text-style-name="P31" draw:layer="layout" svg:x1="12.764cm" svg:y1="2.303cm" svg:x2="12.764cm" svg:y2="2.645cm">
              <text:p/>
            </draw:line>
            <draw:line draw:style-name="gr64" draw:text-style-name="P31" draw:layer="layout" svg:x1="12.764cm" svg:y1="2.417cm" svg:x2="12.992cm" svg:y2="2.303cm">
              <text:p/>
            </draw:line>
            <draw:line draw:style-name="gr64" draw:text-style-name="P31" draw:layer="layout" svg:x1="12.764cm" svg:y1="2.417cm" svg:x2="12.535cm" svg:y2="2.303cm">
              <text:p/>
            </draw:line>
            <draw:line draw:style-name="gr64" draw:text-style-name="P31" draw:layer="layout" svg:x1="12.764cm" svg:y1="2.645cm" svg:x2="12.535cm" svg:y2="2.874cm">
              <text:p/>
            </draw:line>
            <draw:line draw:style-name="gr64" draw:text-style-name="P31" draw:layer="layout" svg:x1="12.764cm" svg:y1="2.645cm" svg:x2="12.992cm" svg:y2="2.874cm">
              <text:p/>
            </draw:line>
          </draw:g>
        </draw:g>
        <draw:frame draw:style-name="gr55" draw:text-style-name="P25" draw:layer="layout" svg:width="2.1cm" svg:height="0.637cm" svg:x="14.835cm" svg:y="0.935cm">
          <draw:text-box>
            <text:p text:style-name="P14"><text:span text:style-name="T6">a</text:span><text:span text:style-name="T6">d</text:span><text:span text:style-name="T6">m</text:span><text:span text:style-name="T6">i</text:span><text:span text:style-name="T6">n</text:span><text:span text:style-name="T6">i</text:span><text:span text:style-name="T6">s</text:span><text:span text:style-name="T6">t</text:span><text:span text:style-name="T6">r</text:span><text:span text:style-name="T6">a</text:span><text:span text:style-name="T6">d</text:span><text:span text:style-name="T6">o</text:span><text:span text:style-name="T6">r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z</text:span></text:p>
          </draw:text-box>
        </draw:frame>
        <draw:g xml:id="id37" draw:id="id37">
          <draw:frame draw:style-name="gr65" draw:text-style-name="P17" draw:layer="layout" svg:width="1.2cm" svg:height="1.287cm" svg:x="15.285cm" svg:y="1.849cm">
            <draw:text-box>
              <text:p/>
            </draw:text-box>
          </draw:frame>
          <draw:g draw:style-name="gr5">
            <draw:circle draw:style-name="gr66" draw:text-style-name="P32" draw:layer="layout" svg:width="0.229cm" svg:height="0.229cm" svg:x="15.799cm" svg:y="2.074cm">
              <text:p/>
            </draw:circle>
            <draw:line draw:style-name="gr67" draw:text-style-name="P33" draw:layer="layout" svg:x1="15.914cm" svg:y1="2.303cm" svg:x2="15.914cm" svg:y2="2.645cm">
              <text:p/>
            </draw:line>
            <draw:line draw:style-name="gr67" draw:text-style-name="P33" draw:layer="layout" svg:x1="15.914cm" svg:y1="2.417cm" svg:x2="16.142cm" svg:y2="2.303cm">
              <text:p/>
            </draw:line>
            <draw:line draw:style-name="gr67" draw:text-style-name="P33" draw:layer="layout" svg:x1="15.914cm" svg:y1="2.417cm" svg:x2="15.685cm" svg:y2="2.303cm">
              <text:p/>
            </draw:line>
            <draw:line draw:style-name="gr67" draw:text-style-name="P33" draw:layer="layout" svg:x1="15.914cm" svg:y1="2.645cm" svg:x2="15.685cm" svg:y2="2.874cm">
              <text:p/>
            </draw:line>
            <draw:line draw:style-name="gr67" draw:text-style-name="P33" draw:layer="layout" svg:x1="15.914cm" svg:y1="2.645cm" svg:x2="16.142cm" svg:y2="2.874cm">
              <text:p/>
            </draw:line>
          </draw:g>
        </draw:g>
        <draw:frame draw:style-name="gr55" draw:text-style-name="P25" draw:layer="layout" svg:width="2.1cm" svg:height="0.637cm" svg:x="17.835cm" svg:y="0.935cm">
          <draw:text-box>
            <text:p text:style-name="P14"><text:span text:style-name="T6">a</text:span><text:span text:style-name="T6">d</text:span><text:span text:style-name="T6">m</text:span><text:span text:style-name="T6">i</text:span><text:span text:style-name="T6">n</text:span><text:span text:style-name="T6">i</text:span><text:span text:style-name="T6">s</text:span><text:span text:style-name="T6">t</text:span><text:span text:style-name="T6">r</text:span><text:span text:style-name="T6">a</text:span><text:span text:style-name="T6">d</text:span><text:span text:style-name="T6">o</text:span><text:span text:style-name="T6">r</text:span><text:span text:style-name="T6"> </text:span><text:span text:style-name="T6">s</text:span><text:span text:style-name="T6">o</text:span><text:span text:style-name="T6">p</text:span><text:span text:style-name="T6">o</text:span><text:span text:style-name="T6">r</text:span><text:span text:style-name="T6">t</text:span><text:span text:style-name="T6">e</text:span></text:p>
          </draw:text-box>
        </draw:frame>
        <draw:g xml:id="id54" draw:id="id54">
          <draw:frame draw:style-name="gr68" draw:text-style-name="P20" draw:layer="layout" svg:width="1.2cm" svg:height="1.287cm" svg:x="18.285cm" svg:y="1.849cm">
            <draw:text-box>
              <text:p/>
            </draw:text-box>
          </draw:frame>
          <draw:g draw:style-name="gr5">
            <draw:circle draw:style-name="gr69" draw:text-style-name="P34" draw:layer="layout" svg:width="0.229cm" svg:height="0.229cm" svg:x="18.799cm" svg:y="2.074cm">
              <text:p/>
            </draw:circle>
            <draw:line draw:style-name="gr70" draw:text-style-name="P35" draw:layer="layout" svg:x1="18.914cm" svg:y1="2.303cm" svg:x2="18.914cm" svg:y2="2.645cm">
              <text:p/>
            </draw:line>
            <draw:line draw:style-name="gr70" draw:text-style-name="P35" draw:layer="layout" svg:x1="18.914cm" svg:y1="2.417cm" svg:x2="19.142cm" svg:y2="2.303cm">
              <text:p/>
            </draw:line>
            <draw:line draw:style-name="gr70" draw:text-style-name="P35" draw:layer="layout" svg:x1="18.914cm" svg:y1="2.417cm" svg:x2="18.685cm" svg:y2="2.303cm">
              <text:p/>
            </draw:line>
            <draw:line draw:style-name="gr70" draw:text-style-name="P35" draw:layer="layout" svg:x1="18.914cm" svg:y1="2.645cm" svg:x2="18.685cm" svg:y2="2.874cm">
              <text:p/>
            </draw:line>
            <draw:line draw:style-name="gr70" draw:text-style-name="P35" draw:layer="layout" svg:x1="18.914cm" svg:y1="2.645cm" svg:x2="19.142cm" svg:y2="2.874cm">
              <text:p/>
            </draw:line>
          </draw:g>
        </draw:g>
        <draw:g>
          <draw:frame draw:style-name="gr71" draw:text-style-name="P1" draw:layer="layout" svg:width="3.3cm" svg:height="2.8cm" svg:x="10.235cm" svg:y="5.835cm">
            <draw:text-box>
              <text:p text:style-name="P14"><text:span text:style-name="T5">c</text:span><text:span text:style-name="T5">o</text:span><text:span text:style-name="T5">n</text:span><text:span text:style-name="T5">s</text:span><text:span text:style-name="T5">o</text:span><text:span text:style-name="T5">l</text:span><text:span text:style-name="T5">a</text:span><text:span text:style-name="T5"> </text:span><text:span text:style-name="T5">r</text:span><text:span text:style-name="T5">e</text:span><text:span text:style-name="T5">m</text:span><text:span text:style-name="T5">o</text:span><text:span text:style-name="T5">t</text:span><text:span text:style-name="T5">a</text:span></text:p>
            </draw:text-box>
          </draw:frame>
          <draw:frame draw:style-name="gr72" draw:text-style-name="P1" xml:id="id66" draw:id="id66" draw:layer="layout" svg:width="2.5cm" svg:height="0.705cm" svg:x="10.685cm" svg:y="7.582cm">
            <draw:text-box>
              <text:p text:style-name="P14"><text:span text:style-name="T5">s</text:span><text:span text:style-name="T5">h</text:span><text:span text:style-name="T5">e</text:span><text:span text:style-name="T5">l</text:span><text:span text:style-name="T5">l</text:span></text:p>
            </draw:text-box>
          </draw:frame>
          <draw:frame draw:style-name="gr72" draw:text-style-name="P1" xml:id="id68" draw:id="id68" draw:layer="layout" svg:width="2.5cm" svg:height="0.705cm" svg:x="10.685cm" svg:y="6.582cm">
            <draw:text-box>
              <text:p text:style-name="P14"><text:span text:style-name="T5">Local - GUI</text:span></text:p>
            </draw:text-box>
          </draw:frame>
        </draw:g>
        <draw:circle draw:style-name="gr73" draw:text-style-name="P11" xml:id="id28" draw:id="id28" draw:layer="layout" svg:width="0.4cm" svg:height="0.4cm" svg:x="3.235cm" svg:y="3.635cm">
          <text:p/>
        </draw:circle>
        <draw:connector draw:style-name="gr74" draw:text-style-name="P5" draw:layer="layout" draw:type="line" svg:x1="3.423cm" svg:y1="3.136cm" svg:x2="3.435cm" svg:y2="3.635cm" draw:end-shape="id28" draw:end-glue-point="0" svg:d="M3423 3136l12 499" svg:viewBox="0 0 13 500">
          <text:p/>
        </draw:connector>
        <draw:connector draw:style-name="gr74" draw:text-style-name="P5" draw:layer="layout" draw:type="line" svg:x1="3.435cm" svg:y1="4.035cm" svg:x2="3.45cm" svg:y2="4.535cm" draw:start-shape="id28" draw:start-glue-point="2" draw:end-shape="id29" draw:end-glue-point="3" svg:d="M3435 4035l15 500" svg:viewBox="0 0 16 501">
          <text:p/>
        </draw:connector>
        <draw:circle draw:style-name="gr73" draw:text-style-name="P11" xml:id="id31" draw:id="id31" draw:layer="layout" svg:width="0.4cm" svg:height="0.4cm" svg:x="5.635cm" svg:y="3.636cm">
          <text:p/>
        </draw:circle>
        <draw:connector draw:style-name="gr74" draw:text-style-name="P5" draw:layer="layout" draw:type="line" svg:x1="5.835cm" svg:y1="3.136cm" svg:x2="5.835cm" svg:y2="3.636cm" draw:start-shape="id30" draw:start-glue-point="2" draw:end-shape="id31" draw:end-glue-point="0" svg:d="M5835 3136v500" svg:viewBox="0 0 1 501">
          <text:p/>
        </draw:connector>
        <draw:connector draw:style-name="gr75" draw:text-style-name="P36" draw:layer="layout" svg:x1="5.835cm" svg:y1="4.036cm" svg:x2="4.119cm" svg:y2="7.035cm" draw:start-shape="id31" draw:start-glue-point="2" draw:end-shape="id29" draw:end-glue-point="0" svg:d="M5835 4036v2999h-1716" svg:viewBox="0 0 1717 3000">
          <text:p/>
        </draw:connector>
        <draw:circle draw:style-name="gr73" draw:text-style-name="P11" xml:id="id33" draw:id="id33" draw:layer="layout" svg:width="0.4cm" svg:height="0.4cm" svg:x="8.435cm" svg:y="3.636cm">
          <text:p/>
        </draw:circle>
        <draw:connector draw:style-name="gr74" draw:text-style-name="P5" draw:layer="layout" draw:type="line" svg:x1="8.635cm" svg:y1="3.135cm" svg:x2="8.635cm" svg:y2="3.636cm" draw:start-shape="id32" draw:end-shape="id33" draw:end-glue-point="0" svg:d="M8635 3135v501" svg:viewBox="0 0 1 502">
          <text:p/>
        </draw:connector>
        <draw:connector draw:style-name="gr75" draw:text-style-name="P36" draw:layer="layout" svg:x1="8.635cm" svg:y1="4.036cm" svg:x2="6.264cm" svg:y2="7.635cm" draw:start-shape="id33" draw:start-glue-point="2" draw:end-shape="id34" draw:end-glue-point="3" svg:d="M8635 4036v1800h-2371v1799" svg:viewBox="0 0 2372 3600">
          <text:p/>
        </draw:connector>
        <draw:g>
          <draw:polygon draw:style-name="gr19" draw:text-style-name="P10" draw:layer="layout" svg:width="0.124cm" svg:height="0.177cm" draw:transform="rotate (-1.5707963267949) translate (8.351cm 4.0299999999993cm)" svg:viewBox="0 0 125 178" draw:points="0,0 0,178 125,89">
            <text:p/>
          </draw:polygon>
          <draw:frame draw:style-name="gr20" draw:text-style-name="P3" draw:layer="layout" svg:width="0.8cm" svg:height="0.8cm" svg:x="7.835cm" svg:y="3.435cm">
            <draw:text-box>
              <text:p text:style-name="P2"><text:span text:style-name="T1"><text:s/></text:span><text:span text:style-name="T1">R</text:span></text:p>
            </draw:text-box>
          </draw:frame>
        </draw:g>
        <draw:circle draw:style-name="gr76" draw:text-style-name="P11" xml:id="id36" draw:id="id36" draw:layer="layout" svg:width="0.4cm" svg:height="0.4cm" svg:x="12.535cm" svg:y="3.636cm">
          <text:p/>
        </draw:circle>
        <draw:connector draw:style-name="gr77" draw:text-style-name="P5" draw:layer="layout" draw:type="line" svg:x1="12.735cm" svg:y1="3.136cm" svg:x2="12.735cm" svg:y2="3.636cm" draw:start-shape="id35" draw:start-glue-point="2" draw:end-shape="id36" draw:end-glue-point="0" svg:d="M12735 3136v500" svg:viewBox="0 0 1 501">
          <text:p/>
        </draw:connector>
        <draw:g>
          <draw:polygon draw:style-name="gr19" draw:text-style-name="P10" draw:layer="layout" svg:width="0.124cm" svg:height="0.177cm" draw:transform="rotate (-1.5707963267949) translate (12.451cm 4.0299999999993cm)" svg:viewBox="0 0 125 178" draw:points="0,0 0,178 125,89">
            <text:p/>
          </draw:polygon>
          <draw:frame draw:style-name="gr20" draw:text-style-name="P3" draw:layer="layout" svg:width="0.8cm" svg:height="0.8cm" svg:x="11.935cm" svg:y="3.435cm">
            <draw:text-box>
              <text:p text:style-name="P2"><text:span text:style-name="T6"><text:s/></text:span><text:span text:style-name="T6">R</text:span></text:p>
            </draw:text-box>
          </draw:frame>
        </draw:g>
        <draw:connector draw:style-name="gr78" draw:text-style-name="P36" draw:layer="layout" draw:line-skew="0.399cm" svg:x1="12.735cm" svg:y1="4.036cm" svg:x2="11.885cm" svg:y2="5.835cm" draw:start-shape="id36" draw:start-glue-point="2" svg:d="M12735 4036v1561h-850v238" svg:viewBox="0 0 851 1800">
          <text:p/>
        </draw:connector>
        <draw:circle draw:style-name="gr73" draw:text-style-name="P11" xml:id="id38" draw:id="id38" draw:layer="layout" svg:width="0.4cm" svg:height="0.4cm" svg:x="15.684cm" svg:y="3.637cm">
          <text:p/>
        </draw:circle>
        <draw:connector draw:style-name="gr74" draw:text-style-name="P5" draw:layer="layout" draw:type="line" svg:x1="15.885cm" svg:y1="3.136cm" svg:x2="15.884cm" svg:y2="3.637cm" draw:start-shape="id37" draw:start-glue-point="2" draw:end-shape="id38" draw:end-glue-point="0" svg:d="M15885 3136l-1 501" svg:viewBox="0 0 2 502">
          <text:p/>
        </draw:connector>
        <draw:g>
          <draw:polygon draw:style-name="gr19" draw:text-style-name="P10" draw:layer="layout" svg:width="0.124cm" svg:height="0.177cm" draw:transform="rotate (-1.5707963267949) translate (15.551cm 4.0309999999993cm)" svg:viewBox="0 0 125 178" draw:points="0,0 0,178 125,89">
            <text:p/>
          </draw:polygon>
          <draw:frame draw:style-name="gr20" draw:text-style-name="P3" draw:layer="layout" svg:width="0.8cm" svg:height="0.8cm" svg:x="15.035cm" svg:y="3.436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5" draw:text-style-name="P36" draw:layer="layout" svg:x1="15.884cm" svg:y1="4.037cm" svg:x2="9.375cm" svg:y2="10.135cm" draw:start-shape="id38" draw:start-glue-point="2" draw:end-shape="id39" draw:end-glue-point="0" svg:d="M15884 4037v6098h-6509" svg:viewBox="0 0 6510 6099">
          <text:p/>
        </draw:connector>
        <draw:connector draw:style-name="gr74" draw:text-style-name="P5" draw:layer="layout" draw:type="line" svg:x1="3.45cm" svg:y1="9.535cm" svg:x2="3.435cm" svg:y2="11.137cm" draw:start-shape="id29" draw:start-glue-point="1" draw:end-shape="id40" draw:end-glue-point="0" svg:d="M3450 9535l-15 1602" svg:viewBox="0 0 16 1603">
          <text:p/>
        </draw:connector>
        <draw:g>
          <draw:circle draw:style-name="gr73" draw:text-style-name="P11" xml:id="id40" draw:id="id40" draw:layer="layout" svg:width="0.4cm" svg:height="0.4cm" svg:x="3.235cm" svg:y="11.137cm">
            <text:p/>
          </draw:circle>
          <draw:g>
            <draw:polygon draw:style-name="gr19" draw:text-style-name="P10" draw:layer="layout" svg:width="0.124cm" svg:height="0.177cm" draw:transform="rotate (-1.5707963267949) translate (3.151cm 11.5309999999987cm)" svg:viewBox="0 0 125 178" draw:points="0,0 0,178 125,89">
              <text:p/>
            </draw:polygon>
            <draw:frame draw:style-name="gr20" draw:text-style-name="P3" draw:layer="layout" svg:width="0.8cm" svg:height="0.8cm" svg:x="2.635cm" svg:y="10.936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 xml:id="id65" draw:id="id65">
          <draw:circle draw:style-name="gr73" draw:text-style-name="P11" xml:id="id42" draw:id="id42" draw:layer="layout" svg:width="0.4cm" svg:height="0.4cm" svg:x="4.66cm" svg:y="13.138cm">
            <text:p/>
          </draw:circle>
          <draw:g>
            <draw:polygon draw:style-name="gr19" draw:text-style-name="P10" draw:layer="layout" svg:width="0.124cm" svg:height="0.177cm" draw:transform="rotate (-1.5707963267949) translate (4.526cm 13.5569999999987cm)" svg:viewBox="0 0 125 178" draw:points="0,0 0,178 125,89">
              <text:p/>
            </draw:polygon>
            <draw:frame draw:style-name="gr20" draw:text-style-name="P3" draw:layer="layout" svg:width="0.8cm" svg:height="0.8cm" svg:x="4.01cm" svg:y="12.962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circle draw:style-name="gr73" draw:text-style-name="P11" xml:id="id43" draw:id="id43" draw:layer="layout" svg:width="0.4cm" svg:height="0.4cm" svg:x="7.01cm" svg:y="13.613cm">
            <text:p/>
          </draw:circle>
          <draw:g>
            <draw:polygon draw:style-name="gr19" draw:text-style-name="P10" draw:layer="layout" svg:width="0.124cm" svg:height="0.177cm" draw:transform="rotate (-1.5707963267949) translate (6.926cm 14.0299999999987cm)" svg:viewBox="0 0 125 178" draw:points="0,0 0,178 125,89">
              <text:p/>
            </draw:polygon>
            <draw:frame draw:style-name="gr79" draw:text-style-name="P3" draw:layer="layout" svg:width="0.8cm" svg:height="0.4cm" svg:x="6.41cm" svg:y="13.6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5" draw:text-style-name="P36" draw:layer="layout" svg:x1="3.435cm" svg:y1="11.537cm" svg:x2="2.735cm" svg:y2="16.085cm" draw:start-shape="id40" draw:start-glue-point="2" draw:end-shape="id41" draw:end-glue-point="3" svg:d="M3435 11537v1899h-1225v2649h525" svg:viewBox="0 0 1226 4549">
          <text:p/>
        </draw:connector>
        <draw:connector draw:style-name="gr75" draw:text-style-name="P36" draw:layer="layout" draw:line-skew="0.198cm" svg:x1="4.86cm" svg:y1="13.538cm" svg:x2="5.235cm" svg:y2="15.335cm" draw:start-shape="id42" draw:start-glue-point="2" draw:end-shape="id41" draw:end-glue-point="0" svg:d="M4860 13538v1097h375v700" svg:viewBox="0 0 376 1798">
          <text:p/>
        </draw:connector>
        <draw:connector draw:style-name="gr75" draw:text-style-name="P36" draw:layer="layout" svg:x1="7.21cm" svg:y1="14.013cm" svg:x2="7.735cm" svg:y2="15.836cm" draw:start-shape="id43" draw:start-glue-point="2" draw:end-shape="id41" draw:end-glue-point="5" svg:d="M7210 14013v661h1150v1162h-625" svg:viewBox="0 0 1151 1824">
          <text:p/>
        </draw:connector>
        <draw:connector draw:style-name="gr75" draw:text-style-name="P36" draw:layer="layout" svg:x1="1.652cm" svg:y1="11.635cm" svg:x2="2.835cm" svg:y2="18.737cm" draw:start-shape="id44" draw:start-glue-point="1" draw:end-shape="id45" draw:end-glue-point="3" svg:d="M1652 11635v7102h1183" svg:viewBox="0 0 1184 7103">
          <text:p/>
        </draw:connector>
        <draw:g>
          <draw:path draw:style-name="gr12" draw:text-style-name="P9" draw:layer="layout" svg:width="0.149cm" svg:height="1.199cm" draw:transform="rotate (0.785398163397448) translate (6.76324855787164cm 17.3582233047052cm)" svg:viewBox="0 0 150 1200" svg:d="M150 0c-200 400-200 800 0 1200">
            <text:p/>
          </draw:path>
          <draw:path draw:style-name="gr12" draw:text-style-name="P9" draw:layer="layout" svg:width="0.149cm" svg:height="1.199cm" draw:transform="rotate (0.785398163397448) translate (7.15215728752236cm 16.9693145750537cm)" svg:viewBox="0 0 150 1200" svg:d="M0 1200c200-400 200-800 0-1200">
            <text:p/>
          </draw:path>
          <draw:rect draw:style-name="gr13" draw:text-style-name="P9" draw:layer="layout" svg:width="1.2cm" svg:height="1.2cm" draw:transform="rotate (0.785398163397448) translate (6.586cm 17.535cm)">
            <text:p/>
          </draw:rect>
        </draw:g>
        <draw:connector draw:style-name="gr75" draw:text-style-name="P36" draw:layer="layout" svg:x1="11.135cm" svg:y1="14.11cm" svg:x2="14.235cm" svg:y2="12.935cm" draw:start-shape="id46" draw:start-glue-point="1" draw:end-shape="id47" svg:d="M11135 14110h1550v-1175h1550" svg:viewBox="0 0 3101 1176">
          <text:p/>
        </draw:connector>
        <draw:g>
          <draw:circle draw:style-name="gr73" draw:text-style-name="P11" xml:id="id46" draw:id="id46" draw:layer="layout" svg:width="0.4cm" svg:height="0.4cm" svg:x="10.735cm" svg:y="13.91cm">
            <text:p/>
          </draw:circle>
          <draw:g>
            <draw:polygon draw:style-name="gr19" draw:text-style-name="P10" draw:layer="layout" svg:width="0.124cm" svg:height="0.177cm" svg:x="11.035cm" svg:y="13.546cm" svg:viewBox="0 0 125 178" draw:points="0,0 0,178 125,89">
              <text:p/>
            </draw:polygon>
            <draw:frame draw:style-name="gr20" draw:text-style-name="P3" draw:layer="layout" svg:width="0.8cm" svg:height="0.8cm" svg:x="10.435cm" svg:y="13.2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73" draw:text-style-name="P11" xml:id="id45" draw:id="id45" draw:layer="layout" svg:width="0.4cm" svg:height="0.4cm" svg:x="2.835cm" svg:y="18.537cm">
          <text:p/>
        </draw:circle>
        <draw:g>
          <draw:polygon draw:style-name="gr19" draw:text-style-name="P10" draw:layer="layout" svg:width="0.124cm" svg:height="0.177cm" svg:x="2.777cm" svg:y="19.121cm" svg:viewBox="0 0 125 178" draw:points="125,0 125,178 0,89">
            <text:p/>
          </draw:polygon>
          <draw:frame draw:style-name="gr20" draw:text-style-name="P3" draw:layer="layout" svg:width="0.8cm" svg:height="0.8cm" svg:x="2.66cm" svg:y="18.81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5" draw:text-style-name="P36" draw:layer="layout" svg:x1="19.035cm" svg:y1="11.035cm" svg:x2="22.636cm" svg:y2="10.124cm" draw:start-shape="id48" draw:start-glue-point="1" draw:end-shape="id49" draw:end-glue-point="5" svg:d="M19035 11035h3601v-911" svg:viewBox="0 0 3602 912">
          <text:p/>
        </draw:connector>
        <draw:g xml:id="id50" draw:id="id50">
          <draw:circle draw:style-name="gr73" draw:text-style-name="P11" xml:id="id48" draw:id="id48" draw:layer="layout" svg:width="0.4cm" svg:height="0.4cm" svg:x="18.635cm" svg:y="10.835cm">
            <text:p/>
          </draw:circle>
          <draw:g>
            <draw:polygon draw:style-name="gr19" draw:text-style-name="P10" draw:layer="layout" svg:width="0.124cm" svg:height="0.177cm" svg:x="19.035cm" svg:y="10.546cm" svg:viewBox="0 0 125 178" draw:points="0,0 0,178 125,89">
              <text:p/>
            </draw:polygon>
            <draw:frame draw:style-name="gr20" draw:text-style-name="P3" draw:layer="layout" svg:width="0.8cm" svg:height="0.8cm" svg:x="18.435cm" svg:y="10.2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5" draw:text-style-name="P36" draw:layer="layout" svg:x1="18.335cm" svg:y1="12.935cm" svg:x2="18.835cm" svg:y2="11.235cm" draw:start-shape="id47" draw:start-glue-point="1" draw:end-shape="id50" draw:end-glue-point="2" svg:d="M18335 12935h500v-1700" svg:viewBox="0 0 501 1701">
          <text:p/>
        </draw:connector>
        <draw:connector draw:style-name="gr78" draw:text-style-name="P36" draw:layer="layout" svg:x1="25.96cm" svg:y1="8.382cm" svg:x2="27.235cm" svg:y2="9.935cm" draw:start-shape="id51" draw:end-shape="id52" draw:end-glue-point="3" svg:d="M25960 8382h688v1553h587" svg:viewBox="0 0 1276 1554">
          <text:p/>
        </draw:connector>
        <draw:connector draw:style-name="gr78" draw:text-style-name="P36" draw:layer="layout" draw:line-skew="0.405cm" svg:x1="24.634cm" svg:y1="10.124cm" svg:x2="22.736cm" svg:y2="11.636cm" draw:start-shape="id49" draw:start-glue-point="4" draw:end-shape="id53" draw:end-glue-point="0" svg:d="M24634 10124v1211h-1898v301" svg:viewBox="0 0 1899 1513">
          <text:p/>
        </draw:connector>
        <draw:connector draw:style-name="gr78" draw:text-style-name="P36" draw:layer="layout" svg:x1="27.435cm" svg:y1="10.135cm" svg:x2="26.218cm" svg:y2="13.231cm" draw:start-shape="id52" draw:start-glue-point="2" draw:end-shape="id22" draw:end-glue-point="0" svg:d="M27435 10135v1548h-1217v1548" svg:viewBox="0 0 1218 3097">
          <text:p/>
        </draw:connector>
        <draw:g>
          <draw:circle draw:style-name="gr76" draw:text-style-name="P11" xml:id="id52" draw:id="id52" draw:layer="layout" svg:width="0.4cm" svg:height="0.4cm" svg:x="27.235cm" svg:y="9.735cm">
            <text:p/>
          </draw:circle>
          <draw:g>
            <draw:polygon draw:style-name="gr19" draw:text-style-name="P10" draw:layer="layout" svg:width="0.124cm" svg:height="0.177cm" draw:transform="rotate (-1.5707963267949) translate (27.965cm 10.1299999999987cm)" svg:viewBox="0 0 125 178" draw:points="0,0 0,178 125,89">
              <text:p/>
            </draw:polygon>
            <draw:frame draw:style-name="gr80" draw:text-style-name="P3" draw:layer="layout" svg:width="0.8cm" svg:height="1cm" svg:x="27.449cm" svg:y="9.4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8" draw:text-style-name="P36" draw:layer="layout" draw:line-skew="0.172cm" svg:x1="21.532cm" svg:y1="13.289cm" svg:x2="22.736cm" svg:y2="12.036cm" draw:start-shape="id16" draw:end-shape="id53" draw:end-glue-point="2" svg:d="M21532 13289v-454h1204v-799" svg:viewBox="0 0 1205 1254">
          <text:p/>
        </draw:connector>
        <draw:g>
          <draw:circle draw:style-name="gr76" draw:text-style-name="P11" xml:id="id53" draw:id="id53" draw:layer="layout" svg:width="0.4cm" svg:height="0.4cm" svg:x="22.536cm" svg:y="11.636cm">
            <text:p/>
          </draw:circle>
          <draw:g>
            <draw:polygon draw:style-name="gr19" draw:text-style-name="P10" draw:layer="layout" svg:width="0.124cm" svg:height="0.177cm" draw:transform="rotate (-1.5707963267949) translate (22.437cm 12.0009999999987cm)" svg:viewBox="0 0 125 178" draw:points="0,0 0,178 125,89">
              <text:p/>
            </draw:polygon>
            <draw:frame draw:style-name="gr80" draw:text-style-name="P3" draw:layer="layout" svg:width="0.8cm" svg:height="1cm" svg:x="21.921cm" svg:y="11.306cm">
              <draw:text-box>
                <text:p text:style-name="P2"><text:span text:style-name="T6"><text:s/></text:span><text:span text:style-name="T6">R</text:span></text:p>
              </draw:text-box>
            </draw:frame>
          </draw:g>
        </draw:g>
        <draw:g>
          <draw:path draw:style-name="gr12" draw:text-style-name="P9" draw:layer="layout" svg:width="0.149cm" svg:height="1.199cm" draw:transform="rotate (1.5707963267949) translate (17.7840000000023cm 19.1950000000084cm)" svg:viewBox="0 0 150 1200" svg:d="M150 0c-200 400-200 800 0 1200">
            <text:p/>
          </draw:path>
          <draw:path draw:style-name="gr12" draw:text-style-name="P9" draw:layer="layout" svg:width="0.149cm" svg:height="1.199cm" draw:transform="rotate (1.5707963267949) translate (17.784cm 18.6450000000169cm)" svg:viewBox="0 0 150 1200" svg:d="M0 1200c200-400 200-800 0-1200">
            <text:p/>
          </draw:path>
          <draw:rect draw:style-name="gr13" draw:text-style-name="P9" draw:layer="layout" svg:width="1.2cm" svg:height="1.2cm" draw:transform="rotate (1.5707963267949) translate (17.784cm 19.445cm)">
            <text:p/>
          </draw:rect>
        </draw:g>
        <draw:circle draw:style-name="gr73" draw:text-style-name="P11" xml:id="id55" draw:id="id55" draw:layer="layout" svg:width="0.4cm" svg:height="0.4cm" svg:x="18.684cm" svg:y="3.638cm">
          <text:p/>
        </draw:circle>
        <draw:connector draw:style-name="gr74" draw:text-style-name="P5" draw:layer="layout" draw:type="line" svg:x1="18.885cm" svg:y1="3.136cm" svg:x2="18.884cm" svg:y2="3.638cm" draw:start-shape="id54" draw:start-glue-point="2" draw:end-shape="id55" draw:end-glue-point="0" svg:d="M18885 3136l-1 502" svg:viewBox="0 0 2 503">
          <text:p/>
        </draw:connector>
        <draw:g>
          <draw:polygon draw:style-name="gr19" draw:text-style-name="P10" draw:layer="layout" svg:width="0.124cm" svg:height="0.177cm" draw:transform="rotate (-1.5707963267949) translate (18.625cm 4.0309999999993cm)" svg:viewBox="0 0 125 178" draw:points="0,0 0,178 125,89">
            <text:p/>
          </draw:polygon>
          <draw:frame draw:style-name="gr20" draw:text-style-name="P3" draw:layer="layout" svg:width="0.8cm" svg:height="0.8cm" svg:x="18.109cm" svg:y="3.436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5" draw:text-style-name="P36" draw:layer="layout" draw:line-skew="0cm -0.528cm 0.225cm" svg:x1="18.884cm" svg:y1="4.038cm" svg:x2="25.8cm" svg:y2="2.435cm" draw:start-shape="id55" draw:start-glue-point="2" draw:end-shape="id56" draw:end-glue-point="0" svg:d="M18884 4038v525h2030v-2428h4886v300" svg:viewBox="0 0 6917 2429">
          <text:p/>
        </draw:connector>
        <draw:connector draw:style-name="gr75" draw:text-style-name="P36" draw:layer="layout" svg:x1="25.8cm" svg:y1="4.135cm" svg:x2="24.735cm" svg:y2="5.135cm" draw:start-shape="id56" draw:start-glue-point="2" draw:end-shape="id57" draw:end-glue-point="1" svg:d="M25800 4135v1000h-1065" svg:viewBox="0 0 1066 1001">
          <text:p/>
        </draw:connector>
        <draw:connector draw:style-name="gr75" draw:text-style-name="P36" draw:layer="layout" svg:x1="23.685cm" svg:y1="6.835cm" svg:x2="24.535cm" svg:y2="5.335cm" draw:end-shape="id57" draw:end-glue-point="2" svg:d="M23685 6835v-487h850v-1013" svg:viewBox="0 0 851 1501">
          <text:p/>
        </draw:connector>
        <draw:g>
          <draw:circle draw:style-name="gr73" draw:text-style-name="P11" xml:id="id57" draw:id="id57" draw:layer="layout" svg:width="0.4cm" svg:height="0.4cm" svg:x="24.335cm" svg:y="4.935cm">
            <text:p/>
          </draw:circle>
          <draw:g>
            <draw:polygon draw:style-name="gr19" draw:text-style-name="P10" draw:layer="layout" svg:width="0.124cm" svg:height="0.177cm" draw:transform="rotate (-1.5707963267949) translate (24.151cm 5.2299999999993cm)" svg:viewBox="0 0 125 178" draw:points="0,0 0,178 125,89">
              <text:p/>
            </draw:polygon>
            <draw:frame draw:style-name="gr81" draw:text-style-name="P3" draw:layer="layout" svg:width="0.8cm" svg:height="2.7cm" svg:x="23.635cm" svg:y="3.68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5" draw:text-style-name="P36" draw:layer="layout" svg:x1="27.8cm" svg:y1="3.285cm" svg:x2="27.635cm" svg:y2="6.235cm" draw:start-shape="id56" draw:start-glue-point="1" draw:end-shape="id58" draw:end-glue-point="0" svg:d="M27800 3285h625v1950h-790v1000" svg:viewBox="0 0 791 2951">
          <text:p/>
        </draw:connector>
        <draw:connector draw:style-name="gr75" draw:text-style-name="P36" draw:layer="layout" svg:x1="28.135cm" svg:y1="16.185cm" svg:x2="27.635cm" svg:y2="6.635cm" draw:start-shape="id59" draw:start-glue-point="1" draw:end-shape="id58" draw:end-glue-point="2" svg:d="M28135 16185h625v-6700h-1125v-2850" svg:viewBox="0 0 1126 9551">
          <text:p/>
        </draw:connector>
        <draw:g>
          <draw:circle draw:style-name="gr73" draw:text-style-name="P11" xml:id="id58" draw:id="id58" draw:layer="layout" svg:width="0.4cm" svg:height="0.4cm" svg:x="27.435cm" svg:y="6.235cm">
            <text:p/>
          </draw:circle>
          <draw:g>
            <draw:polygon draw:style-name="gr19" draw:text-style-name="P10" draw:layer="layout" svg:width="0.124cm" svg:height="0.177cm" draw:transform="rotate (-1.5707963267949) translate (27.347cm 6.6299999999993cm)" svg:viewBox="0 0 125 178" draw:points="0,0 0,178 125,89">
              <text:p/>
            </draw:polygon>
            <draw:frame draw:style-name="gr20" draw:text-style-name="P3" draw:layer="layout" svg:width="0.8cm" svg:height="0.8cm" svg:x="26.831cm" svg:y="6.0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5" draw:text-style-name="P36" draw:layer="layout" svg:x1="16.285cm" svg:y1="10.935cm" svg:x2="21.935cm" svg:y2="6.135cm" draw:start-shape="id47" draw:start-glue-point="0" draw:end-shape="id60" draw:end-glue-point="3" svg:d="M16285 10935v-4800h5650" svg:viewBox="0 0 5651 4801">
          <text:p/>
        </draw:connector>
        <draw:connector draw:style-name="gr75" draw:text-style-name="P36" draw:layer="layout" svg:x1="23.8cm" svg:y1="3.285cm" svg:x2="22.135cm" svg:y2="5.935cm" draw:start-shape="id56" draw:start-glue-point="3" draw:end-shape="id61" draw:end-glue-point="0" svg:d="M23800 3285h-1665v2650" svg:viewBox="0 0 1666 2651">
          <text:p/>
        </draw:connector>
        <draw:g xml:id="id60" draw:id="id60">
          <draw:circle draw:style-name="gr73" draw:text-style-name="P11" xml:id="id61" draw:id="id61" draw:layer="layout" svg:width="0.4cm" svg:height="0.4cm" svg:x="21.935cm" svg:y="5.935cm">
            <text:p/>
          </draw:circle>
          <draw:g>
            <draw:polygon draw:style-name="gr19" draw:text-style-name="P10" draw:layer="layout" svg:width="0.124cm" svg:height="0.177cm" draw:transform="rotate (-1.5707963267949) translate (22.647cm 6.3299999999993cm)" svg:viewBox="0 0 125 178" draw:points="0,0 0,178 125,89">
              <text:p/>
            </draw:polygon>
            <draw:frame draw:style-name="gr20" draw:text-style-name="P3" draw:layer="layout" svg:width="0.8cm" svg:height="0.8cm" svg:x="22.131cm" svg:y="5.7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circle draw:style-name="gr73" draw:text-style-name="P11" xml:id="id63" draw:id="id63" draw:layer="layout" svg:width="0.4cm" svg:height="0.4cm" svg:x="17.235cm" svg:y="17.235cm">
            <text:p/>
          </draw:circle>
          <draw:g>
            <draw:polygon draw:style-name="gr19" draw:text-style-name="P10" draw:layer="layout" svg:width="0.124cm" svg:height="0.177cm" svg:x="17.589cm" svg:y="16.946cm" svg:viewBox="0 0 125 178" draw:points="0,0 0,178 125,89">
              <text:p/>
            </draw:polygon>
            <draw:frame draw:style-name="gr20" draw:text-style-name="P3" draw:layer="layout" svg:width="0.8cm" svg:height="0.8cm" svg:x="16.989cm" svg:y="16.6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75" draw:text-style-name="P36" draw:layer="layout" svg:x1="15.435cm" svg:y1="16.194cm" svg:x2="17.235cm" svg:y2="17.435cm" draw:start-shape="id62" draw:start-glue-point="1" draw:end-shape="id63" draw:end-glue-point="3" svg:d="M15435 16194h950v1241h850" svg:viewBox="0 0 1801 1242">
          <text:p/>
        </draw:connector>
        <draw:connector draw:style-name="gr75" draw:text-style-name="P36" draw:layer="layout" svg:x1="17.635cm" svg:y1="17.435cm" svg:x2="19.031cm" svg:y2="16.185cm" draw:start-shape="id63" draw:start-glue-point="1" draw:end-shape="id59" draw:end-glue-point="3" svg:d="M17635 17435h711v-1250h685" svg:viewBox="0 0 1397 1251">
          <text:p/>
        </draw:connector>
        <draw:g>
          <draw:path draw:style-name="gr12" draw:text-style-name="P9" draw:layer="layout" svg:width="0.149cm" svg:height="1.199cm" svg:x="14.285cm" svg:y="16.735cm" svg:viewBox="0 0 150 1200" svg:d="M150 0c-200 400-200 800 0 1200">
            <text:p/>
          </draw:path>
          <draw:path draw:style-name="gr12" draw:text-style-name="P9" draw:layer="layout" svg:width="0.149cm" svg:height="1.199cm" svg:x="14.835cm" svg:y="16.735cm" svg:viewBox="0 0 150 1200" svg:d="M0 1200c200-400 200-800 0-1200">
            <text:p/>
          </draw:path>
          <draw:rect draw:style-name="gr13" draw:text-style-name="P9" draw:layer="layout" svg:width="1.2cm" svg:height="1.2cm" svg:x="14.035cm" svg:y="16.735cm">
            <text:p/>
          </draw:rect>
        </draw:g>
        <draw:g>
          <draw:circle draw:style-name="gr76" draw:text-style-name="P11" xml:id="id64" draw:id="id64" draw:layer="layout" svg:width="0.4cm" svg:height="0.4cm" svg:x="17.235cm" svg:y="8.636cm">
            <text:p/>
          </draw:circle>
          <draw:polygon draw:style-name="gr19" draw:text-style-name="P10" draw:layer="layout" svg:width="0.124cm" svg:height="0.177cm" svg:x="17.635cm" svg:y="8.346cm" svg:viewBox="0 0 125 178" draw:points="0,0 0,178 125,89">
            <text:p/>
          </draw:polygon>
          <draw:frame draw:style-name="gr20" draw:text-style-name="P3" draw:layer="layout" svg:width="0.8cm" svg:height="0.8cm" svg:x="17.035cm" svg:y="8.035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8" draw:text-style-name="P36" draw:layer="layout" svg:x1="21.41cm" svg:y1="9.679cm" svg:x2="17.635cm" svg:y2="8.836cm" draw:start-shape="id49" draw:start-glue-point="3" draw:end-shape="id64" draw:end-glue-point="1" svg:d="M21410 9679h-1887v-843h-1888" svg:viewBox="0 0 3776 844">
          <text:p/>
        </draw:connector>
        <draw:connector draw:style-name="gr75" draw:text-style-name="P36" draw:layer="layout" svg:x1="5.235cm" svg:y1="16.835cm" svg:x2="3.035cm" svg:y2="18.537cm" draw:start-shape="id41" draw:start-glue-point="2" draw:end-shape="id45" draw:end-glue-point="0" svg:d="M5235 16835v901h-2200v801" svg:viewBox="0 0 2201 1703">
          <text:p/>
        </draw:connector>
        <draw:connector draw:style-name="gr75" draw:text-style-name="P36" draw:layer="layout" svg:x1="6.264cm" svg:y1="12.635cm" svg:x2="5.06cm" svg:y2="13.362cm" draw:start-shape="id34" draw:start-glue-point="1" draw:end-shape="id65" draw:end-glue-point="1" svg:d="M6264 12635v727h-1204" svg:viewBox="0 0 1205 728">
          <text:p/>
        </draw:connector>
        <draw:connector draw:style-name="gr75" draw:text-style-name="P36" draw:layer="layout" svg:x1="8.706cm" svg:y1="12.635cm" svg:x2="7.41cm" svg:y2="13.813cm" draw:start-shape="id39" draw:start-glue-point="1" draw:end-shape="id43" draw:end-glue-point="1" svg:d="M8706 12635v1178h-1296" svg:viewBox="0 0 1297 1179">
          <text:p/>
        </draw:connector>
        <draw:connector draw:style-name="gr78" draw:text-style-name="P36" draw:layer="layout" svg:x1="17.235cm" svg:y1="8.836cm" svg:x2="13.185cm" svg:y2="7.934cm" draw:start-shape="id64" draw:start-glue-point="3" draw:end-shape="id66" draw:end-glue-point="1" svg:d="M17235 8836h-1975v-902h-2075" svg:viewBox="0 0 4051 903">
          <text:p/>
        </draw:connector>
        <draw:connector draw:style-name="gr75" draw:text-style-name="P36" draw:layer="layout" svg:x1="10.935cm" svg:y1="14.31cm" svg:x2="7.735cm" svg:y2="16.334cm" draw:start-shape="id46" draw:start-glue-point="2" draw:end-shape="id41" draw:end-glue-point="4" svg:d="M10935 14310v2024h-3200" svg:viewBox="0 0 3201 2025">
          <text:p/>
        </draw:connector>
        <draw:g>
          <draw:path draw:style-name="gr12" draw:text-style-name="P9" draw:layer="layout" svg:width="0.149cm" svg:height="1.199cm" draw:transform="rotate (2.35619449019234) translate (10.9582233047052cm 18.0067514421284cm)" svg:viewBox="0 0 150 1200" svg:d="M150 0c-200 400-200 800 0 1200">
            <text:p/>
          </draw:path>
          <draw:path draw:style-name="gr12" draw:text-style-name="P9" draw:layer="layout" svg:width="0.149cm" svg:height="1.199cm" draw:transform="rotate (2.35619449019234) translate (10.5693145750538cm 17.6178427124777cm)" svg:viewBox="0 0 150 1200" svg:d="M0 1200c200-400 200-800 0-1200">
            <text:p/>
          </draw:path>
          <draw:rect draw:style-name="gr13" draw:text-style-name="P9" draw:layer="layout" svg:width="1.2cm" svg:height="1.2cm" draw:transform="rotate (2.35619449019234) translate (11.135cm 18.184cm)">
            <text:p/>
          </draw:rect>
        </draw:g>
        <draw:connector draw:style-name="gr78" draw:text-style-name="P36" draw:layer="layout" draw:line-skew="1.675cm" svg:x1="18.635cm" svg:y1="7.637cm" svg:x2="13.185cm" svg:y2="6.934cm" draw:start-shape="id67" draw:start-glue-point="3" draw:end-shape="id68" draw:end-glue-point="1" svg:d="M18635 7637h-1000v-703h-4450" svg:viewBox="0 0 5451 704">
          <text:p/>
        </draw:connector>
        <draw:g>
          <draw:circle draw:style-name="gr76" draw:text-style-name="P11" xml:id="id67" draw:id="id67" draw:layer="layout" svg:width="0.4cm" svg:height="0.4cm" svg:x="18.635cm" svg:y="7.437cm">
            <text:p/>
          </draw:circle>
          <draw:polygon draw:style-name="gr19" draw:text-style-name="P10" draw:layer="layout" svg:width="0.124cm" svg:height="0.177cm" svg:x="19.035cm" svg:y="7.147cm" svg:viewBox="0 0 125 178" draw:points="0,0 0,178 125,89">
            <text:p/>
          </draw:polygon>
          <draw:frame draw:style-name="gr20" draw:text-style-name="P3" draw:layer="layout" svg:width="0.8cm" svg:height="0.8cm" svg:x="18.435cm" svg:y="6.836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8" draw:text-style-name="P36" draw:layer="layout" svg:x1="21.41cm" svg:y1="8.382cm" svg:x2="19.035cm" svg:y2="7.637cm" draw:start-shape="id51" draw:start-glue-point="3" draw:end-shape="id67" draw:end-glue-point="1" svg:d="M21410 8382h-1187v-745h-1188" svg:viewBox="0 0 2376 746">
          <text:p/>
        </draw:connector>
      </draw:page>
      <draw:page draw:name="ReA" draw:style-name="dp1" draw:master-page-name="FMC-Blockdiagram.new">
        <draw:g xml:id="id82" draw:id="id82">
          <draw:frame draw:style-name="gr82" draw:text-style-name="P25" draw:layer="layout" svg:width="2.037cm" svg:height="1.273cm" svg:x="4.035cm" svg:y="4.135cm">
            <draw:text-box>
              <text:p text:style-name="P14"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S</text:span><text:span text:style-name="T1">G</text:span><text:span text:style-name="T1">P</text:span><text:span text:style-name="T1"> </text:span><text:span text:style-name="T1">I</text:span><text:span text:style-name="T1">N</text:span><text:span text:style-name="T1">N</text:span><text:span text:style-name="T1">O</text:span><text:span text:style-name="T1">V</text:span><text:span text:style-name="T1">A</text:span><text:span text:style-name="T1">T</text:span><text:span text:style-name="T1">I</text:span><text:span text:style-name="T1">C</text:span><text:span text:style-name="T1">S</text:span></text:p>
            </draw:text-box>
          </draw:frame>
          <draw:g>
            <draw:frame draw:style-name="gr56" draw:text-style-name="P26" draw:layer="layout" svg:width="1.2cm" svg:height="1.287cm" svg:x="4.435cm" svg:y="5.363cm">
              <draw:text-box>
                <text:p/>
              </draw:text-box>
            </draw:frame>
            <draw:g draw:style-name="gr5">
              <draw:circle draw:style-name="gr57" draw:text-style-name="P27" draw:layer="layout" svg:width="0.229cm" svg:height="0.229cm" svg:x="4.949cm" svg:y="5.588cm">
                <text:p/>
              </draw:circle>
              <draw:line draw:style-name="gr58" draw:text-style-name="P28" draw:layer="layout" svg:x1="5.064cm" svg:y1="5.817cm" svg:x2="5.064cm" svg:y2="6.159cm">
                <text:p/>
              </draw:line>
              <draw:line draw:style-name="gr58" draw:text-style-name="P28" draw:layer="layout" svg:x1="5.064cm" svg:y1="5.931cm" svg:x2="5.292cm" svg:y2="5.817cm">
                <text:p/>
              </draw:line>
              <draw:line draw:style-name="gr58" draw:text-style-name="P28" draw:layer="layout" svg:x1="5.064cm" svg:y1="5.931cm" svg:x2="4.835cm" svg:y2="5.817cm">
                <text:p/>
              </draw:line>
              <draw:line draw:style-name="gr58" draw:text-style-name="P28" draw:layer="layout" svg:x1="5.064cm" svg:y1="6.159cm" svg:x2="4.835cm" svg:y2="6.388cm">
                <text:p/>
              </draw:line>
              <draw:line draw:style-name="gr58" draw:text-style-name="P28" draw:layer="layout" svg:x1="5.064cm" svg:y1="6.159cm" svg:x2="5.292cm" svg:y2="6.388cm">
                <text:p/>
              </draw:line>
            </draw:g>
          </draw:g>
        </draw:g>
        <draw:g xml:id="id77" draw:id="id77">
          <draw:frame draw:style-name="gr55" draw:text-style-name="P25" draw:layer="layout" svg:width="2.237cm" svg:height="0.637cm" svg:x="18.035cm" svg:y="0.998cm">
            <draw:text-box>
              <text:p text:style-name="P14"><text:span text:style-name="T1">O</text:span><text:span text:style-name="T1">p</text:span><text:span text:style-name="T1">e</text:span><text:span text:style-name="T1">r</text:span><text:span text:style-name="T1">a</text:span><text:span text:style-name="T1">r</text:span><text:span text:style-name="T1">i</text:span><text:span text:style-name="T1">o</text:span><text:span text:style-name="T1"> </text:span><text:span text:style-name="T1">S</text:span><text:span text:style-name="T1">G</text:span><text:span text:style-name="T1">P</text:span></text:p>
              <text:p text:style-name="P14"><text:span text:style-name="T1">B</text:span><text:span text:style-name="T1">O</text:span><text:span text:style-name="T1">D</text:span><text:span text:style-name="T1">E</text:span><text:span text:style-name="T1">G</text:span><text:span text:style-name="T1">A</text:span></text:p>
            </draw:text-box>
          </draw:frame>
          <draw:g>
            <draw:frame draw:style-name="gr59" draw:text-style-name="P29" draw:layer="layout" svg:width="1.2cm" svg:height="1.286cm" svg:x="18.498cm" svg:y="1.854cm">
              <draw:text-box>
                <text:p/>
              </draw:text-box>
            </draw:frame>
            <draw:g draw:style-name="gr5">
              <draw:circle draw:style-name="gr60" draw:text-style-name="P30" draw:layer="layout" svg:width="0.229cm" svg:height="0.229cm" svg:x="19.012cm" svg:y="2.079cm">
                <text:p/>
              </draw:circle>
              <draw:line draw:style-name="gr61" draw:text-style-name="P31" draw:layer="layout" svg:x1="19.127cm" svg:y1="2.308cm" svg:x2="19.127cm" svg:y2="2.65cm">
                <text:p/>
              </draw:line>
              <draw:line draw:style-name="gr61" draw:text-style-name="P31" draw:layer="layout" svg:x1="19.127cm" svg:y1="2.422cm" svg:x2="19.355cm" svg:y2="2.308cm">
                <text:p/>
              </draw:line>
              <draw:line draw:style-name="gr61" draw:text-style-name="P31" draw:layer="layout" svg:x1="19.127cm" svg:y1="2.422cm" svg:x2="18.898cm" svg:y2="2.308cm">
                <text:p/>
              </draw:line>
              <draw:line draw:style-name="gr61" draw:text-style-name="P31" draw:layer="layout" svg:x1="19.127cm" svg:y1="2.65cm" svg:x2="18.898cm" svg:y2="2.879cm">
                <text:p/>
              </draw:line>
              <draw:line draw:style-name="gr61" draw:text-style-name="P31" draw:layer="layout" svg:x1="19.127cm" svg:y1="2.65cm" svg:x2="19.355cm" svg:y2="2.879cm">
                <text:p/>
              </draw:line>
            </draw:g>
          </draw:g>
        </draw:g>
        <draw:g xml:id="id85" draw:id="id85">
          <draw:frame draw:style-name="gr83" draw:text-style-name="P25" draw:layer="layout" svg:width="2.2cm" svg:height="0.955cm" svg:x="23.635cm" svg:y="2.735cm">
            <draw:text-box>
              <text:p text:style-name="P14"><text:span text:style-name="T1">O</text:span><text:span text:style-name="T1">p</text:span><text:span text:style-name="T1">e</text:span><text:span text:style-name="T1">r</text:span><text:span text:style-name="T1">a</text:span><text:span text:style-name="T1">r</text:span><text:span text:style-name="T1">i</text:span><text:span text:style-name="T1">o</text:span><text:span text:style-name="T1"> </text:span><text:span text:style-name="T1">R</text:span><text:span text:style-name="T1">e</text:span><text:span text:style-name="T1">A</text:span><text:span text:style-name="T1">S</text:span><text:span text:style-name="T1">G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R</text:span><text:span text:style-name="T1">I</text:span><text:span text:style-name="T1">O</text:span></text:p>
            </draw:text-box>
          </draw:frame>
          <draw:g>
            <draw:frame draw:style-name="gr65" draw:text-style-name="P17" draw:layer="layout" svg:width="1.2cm" svg:height="1.287cm" svg:x="24.148cm" svg:y="3.709cm">
              <draw:text-box>
                <text:p/>
              </draw:text-box>
            </draw:frame>
            <draw:g draw:style-name="gr5">
              <draw:circle draw:style-name="gr66" draw:text-style-name="P32" draw:layer="layout" svg:width="0.229cm" svg:height="0.229cm" svg:x="24.662cm" svg:y="3.934cm">
                <text:p/>
              </draw:circle>
              <draw:line draw:style-name="gr67" draw:text-style-name="P33" draw:layer="layout" svg:x1="24.777cm" svg:y1="4.163cm" svg:x2="24.777cm" svg:y2="4.505cm">
                <text:p/>
              </draw:line>
              <draw:line draw:style-name="gr67" draw:text-style-name="P33" draw:layer="layout" svg:x1="24.777cm" svg:y1="4.277cm" svg:x2="25.005cm" svg:y2="4.163cm">
                <text:p/>
              </draw:line>
              <draw:line draw:style-name="gr67" draw:text-style-name="P33" draw:layer="layout" svg:x1="24.777cm" svg:y1="4.277cm" svg:x2="24.548cm" svg:y2="4.163cm">
                <text:p/>
              </draw:line>
              <draw:line draw:style-name="gr67" draw:text-style-name="P33" draw:layer="layout" svg:x1="24.777cm" svg:y1="4.505cm" svg:x2="24.548cm" svg:y2="4.734cm">
                <text:p/>
              </draw:line>
              <draw:line draw:style-name="gr67" draw:text-style-name="P33" draw:layer="layout" svg:x1="24.777cm" svg:y1="4.505cm" svg:x2="25.005cm" svg:y2="4.734cm">
                <text:p/>
              </draw:line>
            </draw:g>
          </draw:g>
        </draw:g>
        <draw:g xml:id="id73" draw:id="id73">
          <draw:frame draw:style-name="gr82" draw:text-style-name="P25" draw:layer="layout" svg:width="2.037cm" svg:height="1.273cm" svg:x="1.598cm" svg:y="9.12cm">
            <draw:text-box>
              <text:p text:style-name="P14"><text:span text:style-name="T1">S</text:span><text:span text:style-name="T1">ú</text:span><text:span text:style-name="T1">p</text:span><text:span text:style-name="T1">e</text:span><text:span text:style-name="T1">r</text:span><text:span text:style-name="T1"> </text:span><text:span text:style-name="T1">U</text:span><text:span text:style-name="T1">s</text:span><text:span text:style-name="T1">u</text:span><text:span text:style-name="T1">a</text:span><text:span text:style-name="T1">r</text:span><text:span text:style-name="T1">i</text:span><text:span text:style-name="T1">o</text:span><text:span text:style-name="T1"> </text:span><text:span text:style-name="T1">O</text:span><text:span text:style-name="T1">P</text:span><text:span text:style-name="T1">E</text:span><text:span text:style-name="T1">N</text:span><text:span text:style-name="T1">R</text:span><text:span text:style-name="T1">E</text:span><text:span text:style-name="T1">A</text:span></text:p>
            </draw:text-box>
          </draw:frame>
          <draw:g>
            <draw:frame draw:style-name="gr84" draw:text-style-name="P37" draw:layer="layout" svg:width="1.2cm" svg:height="1.287cm" svg:x="1.998cm" svg:y="10.348cm">
              <draw:text-box>
                <text:p/>
              </draw:text-box>
            </draw:frame>
            <draw:g draw:style-name="gr5">
              <draw:circle draw:style-name="gr85" draw:text-style-name="P38" draw:layer="layout" svg:width="0.229cm" svg:height="0.229cm" svg:x="2.512cm" svg:y="10.573cm">
                <text:p/>
              </draw:circle>
              <draw:line draw:style-name="gr86" draw:text-style-name="P39" draw:layer="layout" svg:x1="2.627cm" svg:y1="10.802cm" svg:x2="2.627cm" svg:y2="11.144cm">
                <text:p/>
              </draw:line>
              <draw:line draw:style-name="gr86" draw:text-style-name="P39" draw:layer="layout" svg:x1="2.627cm" svg:y1="10.916cm" svg:x2="2.855cm" svg:y2="10.802cm">
                <text:p/>
              </draw:line>
              <draw:line draw:style-name="gr86" draw:text-style-name="P39" draw:layer="layout" svg:x1="2.627cm" svg:y1="10.916cm" svg:x2="2.398cm" svg:y2="10.802cm">
                <text:p/>
              </draw:line>
              <draw:line draw:style-name="gr86" draw:text-style-name="P39" draw:layer="layout" svg:x1="2.627cm" svg:y1="11.144cm" svg:x2="2.398cm" svg:y2="11.373cm">
                <text:p/>
              </draw:line>
              <draw:line draw:style-name="gr86" draw:text-style-name="P39" draw:layer="layout" svg:x1="2.627cm" svg:y1="11.144cm" svg:x2="2.855cm" svg:y2="11.373cm">
                <text:p/>
              </draw:line>
            </draw:g>
          </draw:g>
        </draw:g>
        <draw:frame draw:style-name="gr87" draw:text-style-name="P41" xml:id="id76" draw:id="id76" draw:layer="layout" svg:width="9cm" svg:height="2.5cm" svg:x="19.635cm" svg:y="9.135cm">
          <draw:text-box>
            <text:p text:style-name="P40"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i</text:span><text:span text:style-name="T7">s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v</text:span><text:span text:style-name="T7">o</text:span><text:span text:style-name="T7"> </text:span><text:span text:style-name="T7">S</text:span><text:span text:style-name="T7">m</text:span><text:span text:style-name="T7">a</text:span><text:span text:style-name="T7">r</text:span><text:span text:style-name="T7">t</text:span><text:span text:style-name="T7"> </text:span><text:span text:style-name="T7">G</text:span><text:span text:style-name="T7">l</text:span><text:span text:style-name="T7">a</text:span><text:span text:style-name="T7">s</text:span><text:span text:style-name="T7">s</text:span><text:span text:style-name="T7"> </text:span><text:span text:style-name="T7">-</text:span><text:span text:style-name="T7"> </text:span><text:span text:style-name="T7">R</text:span><text:span text:style-name="T7">e</text:span><text:span text:style-name="T7">A</text:span><text:span text:style-name="T7">S</text:span><text:span text:style-name="T7">G</text:span></text:p>
          </draw:text-box>
        </draw:frame>
        <draw:frame draw:style-name="gr88" draw:text-style-name="P42" draw:layer="layout" svg:width="10cm" svg:height="9.5cm" svg:x="7.135cm" svg:y="4.135cm">
          <draw:text-box>
            <text:p text:style-name="P40"><text:span text:style-name="T7">Sistema de </text:span><text:span text:style-name="T7">Gestión de </text:span><text:span text:style-name="T7">Picking - SGP</text:span></text:p>
          </draw:text-box>
        </draw:frame>
        <draw:frame draw:style-name="gr89" draw:text-style-name="P43" xml:id="id70" draw:id="id70" draw:layer="layout" svg:width="3cm" svg:height="0.889cm" svg:x="8.535cm" svg:y="4.946cm">
          <draw:text-box>
            <text:p text:style-name="P14"><text:span text:style-name="T5">G</text:span><text:span text:style-name="T5">e</text:span><text:span text:style-name="T5">s</text:span><text:span text:style-name="T5">t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o</text:span><text:span text:style-name="T5">s</text:span></text:p>
          </draw:text-box>
        </draw:frame>
        <draw:frame draw:style-name="gr90" draw:text-style-name="P43" xml:id="id78" draw:id="id78" draw:layer="layout" svg:width="3.301cm" svg:height="1.318cm" svg:x="8.134cm" svg:y="7.217cm">
          <draw:text-box>
            <text:p text:style-name="P14"><text:span text:style-name="T5">G</text:span><text:span text:style-name="T5">e</text:span><text:span text:style-name="T5">s</text:span><text:span text:style-name="T5">t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u</text:span><text:span text:style-name="T5">n</text:span><text:span text:style-name="T5">i</text:span><text:span text:style-name="T5">d</text:span><text:span text:style-name="T5">a</text:span><text:span text:style-name="T5">d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l</text:span><text:span text:style-name="T5">m</text:span><text:span text:style-name="T5">a</text:span><text:span text:style-name="T5">c</text:span><text:span text:style-name="T5">e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frame draw:style-name="gr91" draw:text-style-name="P43" xml:id="id80" draw:id="id80" draw:layer="layout" svg:width="3.303cm" svg:height="1.146cm" svg:x="11.732cm" svg:y="6.035cm">
          <draw:text-box>
            <text:p text:style-name="P14"><text:span text:style-name="T5">G</text:span><text:span text:style-name="T5">e</text:span><text:span text:style-name="T5">s</text:span><text:span text:style-name="T5">t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p</text:span><text:span text:style-name="T5">o</text:span><text:span text:style-name="T5">s</text:span><text:span text:style-name="T5">i</text:span><text:span text:style-name="T5">c</text:span><text:span text:style-name="T5">i</text:span><text:span text:style-name="T5">o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circle draw:style-name="gr92" draw:text-style-name="P44" xml:id="id69" draw:id="id69" draw:layer="layout" svg:width="0.4cm" svg:height="0.4cm" svg:x="15.635cm" svg:y="5.335cm">
          <text:p/>
        </draw:circle>
        <draw:connector draw:style-name="gr93" draw:text-style-name="P45" draw:layer="layout" svg:x1="15.635cm" svg:y1="5.535cm" svg:x2="11.535cm" svg:y2="5.39cm" draw:start-shape="id69" draw:start-glue-point="3" draw:end-shape="id70" draw:end-glue-point="1" svg:d="M15635 5535h-2000v-145h-2100" svg:viewBox="0 0 4101 146">
          <text:p/>
        </draw:connector>
        <draw:frame draw:style-name="gr94" draw:text-style-name="P43" xml:id="id79" draw:id="id79" draw:layer="layout" svg:width="3.131cm" svg:height="1.303cm" svg:x="12.304cm" svg:y="9.235cm">
          <draw:text-box>
            <text:p text:style-name="P14"><text:span text:style-name="T5">C</text:span><text:span text:style-name="T5">o</text:span><text:span text:style-name="T5">l</text:span><text:span text:style-name="T5">a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o</text:span><text:span text:style-name="T5">s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8">p</text:span><text:span text:style-name="T8">i</text:span><text:span text:style-name="T8">c</text:span><text:span text:style-name="T8">k</text:span><text:span text:style-name="T8">i</text:span><text:span text:style-name="T8">n</text:span><text:span text:style-name="T8">g</text:span></text:p>
          </draw:text-box>
        </draw:frame>
        <draw:frame draw:style-name="gr95" draw:text-style-name="P37" xml:id="id72" draw:id="id72" draw:layer="layout" svg:width="3.131cm" svg:height="1.303cm" svg:x="7.835cm" svg:y="11.035cm">
          <draw:text-box>
            <text:p text:style-name="P14"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z</text:span><text:span text:style-name="T5"> </text:span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/text:p>
          </draw:text-box>
        </draw:frame>
        <draw:frame draw:style-name="gr96" draw:text-style-name="P42" draw:layer="layout" svg:width="9.5cm" svg:height="4.4cm" svg:x="8.335cm" svg:y="15.135cm">
          <draw:text-box draw:corner-radius="0.8cm">
            <text:p text:style-name="P40"><text:span text:style-name="T7">BODEGA</text:span></text:p>
          </draw:text-box>
        </draw:frame>
        <draw:frame draw:style-name="gr97" draw:text-style-name="P43" xml:id="id86" draw:id="id86" draw:layer="layout" svg:width="2.5cm" svg:height="1.5cm" svg:x="8.835cm" svg:y="15.735cm">
          <draw:text-box draw:corner-radius="0.8cm">
            <text:p text:style-name="P14"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o</text:span><text:span text:style-name="T5">s</text:span></text:p>
          </draw:text-box>
        </draw:frame>
        <draw:frame draw:style-name="gr97" draw:text-style-name="P43" draw:layer="layout" svg:width="3cm" svg:height="1.5cm" svg:x="10.935cm" svg:y="17.535cm">
          <draw:text-box draw:corner-radius="0.8cm">
            <text:p text:style-name="P14"><text:span text:style-name="T5">P</text:span><text:span text:style-name="T5">o</text:span><text:span text:style-name="T5">s</text:span><text:span text:style-name="T5">i</text:span><text:span text:style-name="T5">c</text:span><text:span text:style-name="T5">i</text:span><text:span text:style-name="T5">o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frame draw:style-name="gr97" draw:text-style-name="P43" draw:layer="layout" svg:width="3cm" svg:height="1.5cm" svg:x="13.435cm" svg:y="16.035cm">
          <draw:text-box draw:corner-radius="0.8cm">
            <text:p text:style-name="P14"><text:span text:style-name="T5">A</text:span><text:span text:style-name="T5">l</text:span><text:span text:style-name="T5">m</text:span><text:span text:style-name="T5">a</text:span><text:span text:style-name="T5">c</text:span><text:span text:style-name="T5">e</text:span><text:span text:style-name="T5">n</text:span><text:span text:style-name="T5">a</text:span><text:span text:style-name="T5">m</text:span><text:span text:style-name="T5">i</text:span><text:span text:style-name="T5">e</text:span><text:span text:style-name="T5">n</text:span><text:span text:style-name="T5">t</text:span><text:span text:style-name="T5">o</text:span></text:p>
          </draw:text-box>
        </draw:frame>
        <draw:frame draw:style-name="gr98" draw:text-style-name="P41" draw:layer="layout" svg:width="5.5cm" svg:height="1.9cm" svg:x="22.635cm" svg:y="13.235cm">
          <draw:text-box draw:corner-radius="0.8cm">
            <text:p text:style-name="P40"><text:span text:style-name="T7">R</text:span><text:span text:style-name="T7">e</text:span><text:span text:style-name="T7">A</text:span><text:span text:style-name="T7">S</text:span><text:span text:style-name="T7">G</text:span><text:span text:style-name="T7"> </text:span><text:span text:style-name="T7">B</text:span><text:span text:style-name="T7">O</text:span><text:span text:style-name="T7">D</text:span><text:span text:style-name="T7">E</text:span><text:span text:style-name="T7">G</text:span><text:span text:style-name="T7">A</text:span></text:p>
            <text:p text:style-name="P40"><text:span text:style-name="T7">(</text:span><text:span text:style-name="T7">c</text:span><text:span text:style-name="T7">o</text:span><text:span text:style-name="T7">p</text:span><text:span text:style-name="T7">i</text:span><text:span text:style-name="T7">a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)</text:span></text:p>
          </draw:text-box>
        </draw:frame>
        <draw:g>
          <draw:path draw:style-name="gr12" draw:text-style-name="P9" draw:layer="layout" svg:width="0.149cm" svg:height="1.199cm" draw:transform="rotate (-0.0174532925199442) translate (14.0455494319854cm 13.7775690424828cm)" svg:viewBox="0 0 150 1200" svg:d="M150 0c-200 400-200 800 0 1200">
            <text:p/>
          </draw:path>
          <draw:path draw:style-name="gr12" draw:text-style-name="P9" draw:layer="layout" svg:width="0.149cm" svg:height="1.199cm" draw:transform="rotate (-0.0174532925199442) translate (14.5954656643193cm 13.7871678660227cm)" svg:viewBox="0 0 150 1200" svg:d="M0 1200c200-400 200-800 0-1200">
            <text:p/>
          </draw:path>
          <draw:rect draw:style-name="gr13" draw:text-style-name="P9" draw:layer="layout" svg:width="1.2cm" svg:height="1.2cm" draw:transform="rotate (-0.0174532925199433) translate (13.795cm 13.773cm)">
            <text:p/>
          </draw:rect>
        </draw:g>
        <draw:circle draw:style-name="gr73" draw:text-style-name="P11" xml:id="id71" draw:id="id71" draw:layer="layout" svg:width="0.4cm" svg:height="0.4cm" svg:x="4.135cm" svg:y="12.635cm">
          <text:p/>
        </draw:circle>
        <draw:connector draw:style-name="gr75" draw:text-style-name="P36" draw:layer="layout" svg:x1="4.535cm" svg:y1="12.835cm" svg:x2="7.835cm" svg:y2="11.686cm" draw:start-shape="id71" draw:start-glue-point="1" draw:end-shape="id72" draw:end-glue-point="3" svg:d="M4535 12835h1650v-1149h1650" svg:viewBox="0 0 3301 1150">
          <text:p/>
        </draw:connector>
        <draw:connector draw:style-name="gr75" draw:text-style-name="P36" draw:layer="layout" svg:x1="2.616cm" svg:y1="11.635cm" svg:x2="4.135cm" svg:y2="12.835cm" draw:start-shape="id73" draw:start-glue-point="2" draw:end-shape="id71" draw:end-glue-point="3" svg:d="M2616 11635v1200h1519" svg:viewBox="0 0 1520 1201">
          <text:p/>
        </draw:connector>
        <draw:frame draw:style-name="gr99" draw:text-style-name="P26" xml:id="id83" draw:id="id83" draw:layer="layout" svg:width="3.303cm" svg:height="1.146cm" svg:x="7.932cm" svg:y="9.089cm">
          <draw:text-box>
            <text:p text:style-name="P14"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c</text:span><text:span text:style-name="T5">i</text:span><text:span text:style-name="T5">ó</text:span><text:span text:style-name="T5">n</text:span></text:p>
          </draw:text-box>
        </draw:frame>
        <draw:frame draw:style-name="gr100" draw:text-style-name="P20" xml:id="id74" draw:id="id74" draw:layer="layout" svg:width="3.303cm" svg:height="1.146cm" svg:x="13.535cm" svg:y="12.135cm">
          <draw:text-box>
            <text:p text:style-name="P14"><text:span text:style-name="T5">J</text:span><text:span text:style-name="T5">S</text:span><text:span text:style-name="T5">O</text:span><text:span text:style-name="T5">N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/text:p>
          </draw:text-box>
        </draw:frame>
        <draw:connector draw:style-name="gr75" draw:text-style-name="P36" draw:layer="layout" svg:x1="16.838cm" svg:y1="12.708cm" svg:x2="19.736cm" svg:y2="13.137cm" draw:start-shape="id74" draw:start-glue-point="1" draw:end-shape="id75" draw:end-glue-point="3" svg:d="M16838 12708h1499v429h1399" svg:viewBox="0 0 2899 430">
          <text:p/>
        </draw:connector>
        <draw:circle draw:style-name="gr73" draw:text-style-name="P11" xml:id="id75" draw:id="id75" draw:layer="layout" svg:width="0.4cm" svg:height="0.4cm" svg:x="19.736cm" svg:y="12.937cm">
          <text:p/>
        </draw:circle>
        <draw:g>
          <draw:polygon draw:style-name="gr19" draw:text-style-name="P10" draw:layer="layout" svg:width="0.124cm" svg:height="0.177cm" svg:x="19.678cm" svg:y="13.521cm" svg:viewBox="0 0 125 178" draw:points="125,0 125,178 0,89">
            <text:p/>
          </draw:polygon>
          <draw:frame draw:style-name="gr20" draw:text-style-name="P3" draw:layer="layout" svg:width="0.8cm" svg:height="0.8cm" svg:x="19.561cm" svg:y="13.21cm">
            <draw:text-box>
              <text:p text:style-name="P2"><text:span text:style-name="T1"><text:s/></text:span><text:span text:style-name="T1">R</text:span></text:p>
            </draw:text-box>
          </draw:frame>
        </draw:g>
        <draw:connector draw:style-name="gr75" draw:text-style-name="P36" draw:layer="layout" svg:x1="19.635cm" svg:y1="10.385cm" svg:x2="19.936cm" svg:y2="12.937cm" draw:start-shape="id76" draw:start-glue-point="3" draw:end-shape="id75" draw:end-glue-point="0" svg:d="M19635 10385h-525v1951h826v601" svg:viewBox="0 0 827 2553">
          <text:p/>
        </draw:connector>
        <draw:g>
          <draw:path draw:style-name="gr12" draw:text-style-name="P9" draw:layer="layout" svg:width="0.149cm" svg:height="1.199cm" draw:transform="rotate (-0.0174532925199442) translate (24.7465494319854cm 11.8785690424828cm)" svg:viewBox="0 0 150 1200" svg:d="M150 0c-200 400-200 800 0 1200">
            <text:p/>
          </draw:path>
          <draw:path draw:style-name="gr12" draw:text-style-name="P9" draw:layer="layout" svg:width="0.149cm" svg:height="1.199cm" draw:transform="rotate (-0.0174532925199442) translate (25.2964656643193cm 11.8881678660227cm)" svg:viewBox="0 0 150 1200" svg:d="M0 1200c200-400 200-800 0-1200">
            <text:p/>
          </draw:path>
          <draw:rect draw:style-name="gr13" draw:text-style-name="P9" draw:layer="layout" svg:width="1.2cm" svg:height="1.2cm" draw:transform="rotate (-0.0174532925199433) translate (24.496cm 11.874cm)">
            <text:p/>
          </draw:rect>
        </draw:g>
        <draw:connector draw:style-name="gr93" draw:text-style-name="P45" draw:layer="layout" svg:x1="19.153cm" svg:y1="3.14cm" svg:x2="16.035cm" svg:y2="5.535cm" draw:start-shape="id77" draw:start-glue-point="2" draw:end-shape="id69" draw:end-glue-point="1" svg:d="M19153 3140v2395h-3118" svg:viewBox="0 0 3119 2396">
          <text:p/>
        </draw:connector>
        <draw:connector draw:style-name="gr93" draw:text-style-name="P45" draw:layer="layout" svg:x1="15.835cm" svg:y1="5.735cm" svg:x2="11.435cm" svg:y2="7.876cm" draw:start-shape="id69" draw:start-glue-point="2" draw:end-shape="id78" draw:end-glue-point="1" svg:d="M15835 5735v2141h-4400" svg:viewBox="0 0 4401 2142">
          <text:p/>
        </draw:connector>
        <draw:connector draw:style-name="gr93" draw:text-style-name="P45" draw:layer="layout" svg:x1="15.835cm" svg:y1="5.735cm" svg:x2="15.435cm" svg:y2="9.886cm" draw:start-shape="id69" draw:start-glue-point="2" draw:end-shape="id79" draw:end-glue-point="1" svg:d="M15835 5735v1800h225v2351h-625" svg:viewBox="0 0 626 4152">
          <text:p/>
        </draw:connector>
        <draw:connector draw:style-name="gr93" draw:text-style-name="P45" draw:layer="layout" svg:x1="15.835cm" svg:y1="5.735cm" svg:x2="15.035cm" svg:y2="6.608cm" draw:start-shape="id69" draw:start-glue-point="2" draw:end-shape="id80" draw:end-glue-point="1" svg:d="M15835 5735v873h-800" svg:viewBox="0 0 801 874">
          <text:p/>
        </draw:connector>
        <draw:connector draw:style-name="gr93" draw:text-style-name="P45" draw:layer="layout" svg:x1="15.186cm" svg:y1="12.135cm" svg:x2="14.885cm" svg:y2="11.585cm" draw:start-shape="id74" draw:start-glue-point="0" draw:end-shape="id81" draw:end-glue-point="2" svg:d="M15186 12135v-225h-301v-325" svg:viewBox="0 0 302 551">
          <text:p/>
        </draw:connector>
        <draw:connector draw:style-name="gr101" draw:text-style-name="P46" draw:layer="layout" svg:x1="5.053cm" svg:y1="6.65cm" svg:x2="7.932cm" svg:y2="9.662cm" draw:start-shape="id82" draw:start-glue-point="2" draw:end-shape="id83" draw:end-glue-point="3" svg:d="M5053 6650v3012h2879" svg:viewBox="0 0 2880 3013">
          <text:p/>
        </draw:connector>
        <draw:circle draw:style-name="gr73" draw:text-style-name="P11" xml:id="id84" draw:id="id84" draw:layer="layout" svg:width="0.4cm" svg:height="0.4cm" svg:x="25.636cm" svg:y="6.64cm">
          <text:p/>
        </draw:circle>
        <draw:connector draw:style-name="gr75" draw:text-style-name="P36" draw:layer="layout" svg:x1="25.836cm" svg:y1="7.04cm" svg:x2="24.135cm" svg:y2="9.135cm" draw:start-shape="id84" draw:start-glue-point="2" draw:end-shape="id76" draw:end-glue-point="0" svg:d="M25836 7040v1048h-1701v1047" svg:viewBox="0 0 1702 2096">
          <text:p/>
        </draw:connector>
        <draw:connector draw:style-name="gr75" draw:text-style-name="P36" draw:layer="layout" svg:x1="24.735cm" svg:y1="4.996cm" svg:x2="25.836cm" svg:y2="6.64cm" draw:start-shape="id85" draw:start-glue-point="2" draw:end-shape="id84" draw:end-glue-point="0" svg:d="M24735 4996v872h1101v772" svg:viewBox="0 0 1102 1645">
          <text:p/>
        </draw:connector>
        <draw:circle draw:style-name="gr92" draw:text-style-name="P44" xml:id="id81" draw:id="id81" draw:layer="layout" svg:width="0.4cm" svg:height="0.4cm" svg:x="14.685cm" svg:y="11.185cm">
          <text:p/>
        </draw:circle>
        <draw:connector draw:style-name="gr93" draw:text-style-name="P45" draw:layer="layout" svg:x1="14.885cm" svg:y1="11.185cm" svg:x2="13.869cm" svg:y2="10.538cm" draw:start-shape="id81" draw:start-glue-point="0" draw:end-shape="id79" draw:end-glue-point="2" svg:d="M14885 11185v-273h-1016v-374" svg:viewBox="0 0 1017 648">
          <text:p/>
        </draw:connector>
        <draw:connector draw:style-name="gr101" draw:text-style-name="P46" draw:layer="layout" draw:line-skew="0cm 0cm -0.144cm" svg:x1="11.335cm" svg:y1="16.485cm" svg:x2="12.304cm" svg:y2="9.886cm" draw:start-shape="id86" draw:start-glue-point="1" draw:end-shape="id79" draw:end-glue-point="3" svg:d="M11335 16485h625v-3298h-325v-3301h669" svg:viewBox="0 0 970 6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_20_1" draw:display-name="Dash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s" fo:country="CO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91" draw:fill-image-name="Bitmape_20_1" draw:fill-image-width="0cm" draw:fill-image-height="0cm" draw:shadow="hidden" draw:shadow-offset-x="0.1cm" draw:shadow-offset-y="0.1cm" draw:shadow-color="#cccccc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12-04-07T18:14:14</meta:creation-date>
    <dc:language>en-US</dc:language>
    <meta:editing-cycles>84</meta:editing-cycles>
    <meta:editing-duration>PT8H3M33S</meta:editing-duration>
    <meta:initial-creator>NemQ </meta:initial-creator>
    <dc:date>2019-05-19T23:51:04.267122756</dc:date>
    <meta:document-statistic meta:object-count="507"/>
    <meta:user-defined meta:name="Info 0"/>
    <meta:user-defined meta:name="Info 1"/>
    <meta:user-defined meta:name="Info 2"/>
    <meta:user-defined meta:name="Info 3"/>
  </office:meta>
</office:document-meta>
</file>